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82.5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2.59mm" fo:margin-left="0mm" table:align="left"/>
    </style:style>
    <style:style style:name="Table10.A" style:family="table-column">
      <style:table-column-properties style:column-width="58.21mm"/>
    </style:style>
    <style:style style:name="Table10.B" style:family="table-column">
      <style:table-column-properties style:column-width="24.38mm"/>
    </style:style>
    <style:style style:name="Table10.A1" style:family="table-cell">
      <style:table-cell-properties fo:padding="0.97mm" fo:border="none"/>
    </style:style>
    <style:style style:name="Table10.B1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0.2" style:family="table-row">
      <style:table-row-properties style:min-row-height="5.82mm"/>
    </style:style>
    <style:style style:name="Table10.A2" style:family="table-cell">
      <style:table-cell-properties fo:padding="0.97mm" fo:border-left="none" fo:border-right="none" fo:border-top="0.05pt solid #000000" fo:border-bottom="0.05pt solid #000000"/>
    </style:style>
    <style:style style:name="Table10.3" style:family="table-row">
      <style:table-row-properties style:min-row-height="2.47mm"/>
    </style:style>
    <style:style style:name="Table10.A3" style:family="table-cell">
      <style:table-cell-properties fo:padding="0.97mm" fo:border-left="none" fo:border-right="none" fo:border-top="0.05pt solid #000000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none"/>
    </style:style>
    <style:style style:name="Table10.B4" style:family="table-cell">
      <style:table-cell-properties fo:padding="0.97mm" fo:border-left="0.05pt solid #000000" fo:border-right="none" fo:border-top="none" fo:border-bottom="none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82.51mm" style:rel-column-width="65535*"/>
    </style:style>
    <style:style style:name="Table1.A1" style:family="table-cell">
      <style:table-cell-properties fo:padding="0.97mm" fo:border="none"/>
    </style:style>
    <style:style style:name="Table1.A2" style:family="table-cell">
      <style:table-cell-properties style:vertical-align="" fo:padding="0.97mm" fo:border="none"/>
    </style:style>
    <style:style style:name="Table16" style:family="table">
      <style:table-properties style:width="82.51mm" table:align="margins"/>
    </style:style>
    <style:style style:name="Table16.A" style:family="table-column">
      <style:table-column-properties style:column-width="82.5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82.51mm" style:rel-column-width="65535*"/>
    </style:style>
    <style:style style:name="Table32.A1" style:family="table-cell">
      <style:table-cell-properties fo:padding="0.97mm" fo:border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82.51mm" style:rel-column-width="65535*"/>
    </style:style>
    <style:style style:name="Table14.A1" style:family="table-cell">
      <style:table-cell-properties fo:padding="0.97mm" fo:border="none"/>
    </style:style>
    <style:style style:name="Table14.A2" style:family="table-cell">
      <style:table-cell-properties fo:padding="0.97mm" fo:border-left="none" fo:border-right="none" fo:border-top="0.05pt solid #000000" fo:border-bottom="none"/>
    </style:style>
    <style:style style:name="Table14.A3" style:family="table-cell">
      <style:table-cell-properties fo:padding="0.97mm" fo:border-left="none" fo:border-right="none" fo:border-top="0.05pt solid #000000" fo:border-bottom="0.05pt solid #000000"/>
    </style:style>
    <style:style style:name="Table6" style:family="table">
      <style:table-properties style:width="82.43mm" table:align="left"/>
    </style:style>
    <style:style style:name="Table6.A" style:family="table-column">
      <style:table-column-properties style:column-width="63.82mm"/>
    </style:style>
    <style:style style:name="Table6.B" style:family="table-column">
      <style:table-column-properties style:column-width="18.61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65.05mm" style:rel-column-width="51665*"/>
    </style:style>
    <style:style style:name="Table3.B" style:family="table-column">
      <style:table-column-properties style:column-width="17.46mm" style:rel-column-width="1387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82.5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2.51mm" table:align="margins"/>
    </style:style>
    <style:style style:name="Table17.A" style:family="table-column">
      <style:table-column-properties style:column-width="82.51mm" style:rel-column-width="65535*"/>
    </style:style>
    <style:style style:name="Table1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82.51mm" style:rel-column-width="65535*"/>
    </style:style>
    <style:style style:name="Table28.A1" style:family="table-cell">
      <style:table-cell-properties fo:padding="0.97mm" fo:border="0.05pt solid #000000"/>
    </style:style>
    <style:style style:name="Table2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02mm" table:align="left"/>
    </style:style>
    <style:style style:name="Table4.A" style:family="table-column">
      <style:table-column-properties style:column-width="24.04mm"/>
    </style:style>
    <style:style style:name="Table4.B" style:family="table-column">
      <style:table-column-properties style:column-width="28.87mm"/>
    </style:style>
    <style:style style:name="Table4.C" style:family="table-column">
      <style:table-column-properties style:column-width="29.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9mm" fo:margin-left="0mm" table:align="left"/>
    </style:style>
    <style:style style:name="Table15.A" style:family="table-column">
      <style:table-column-properties style:column-width="46.67mm"/>
    </style:style>
    <style:style style:name="Table15.B" style:family="table-column">
      <style:table-column-properties style:column-width="35.91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9" style:family="table">
      <style:table-properties style:width="82.59mm" fo:margin-left="0mm" table:align="left"/>
    </style:style>
    <style:style style:name="Table19.A" style:family="table-column">
      <style:table-column-properties style:column-width="36.48mm"/>
    </style:style>
    <style:style style:name="Table19.B" style:family="table-column">
      <style:table-column-properties style:column-width="46.11mm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82.51mm" style:rel-column-width="65535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5" style:family="table">
      <style:table-properties style:width="62.34mm" table:align="left"/>
    </style:style>
    <style:style style:name="Table25.A" style:family="table-column">
      <style:table-column-properties style:column-width="21.96mm"/>
    </style:style>
    <style:style style:name="Table25.B" style:family="table-column">
      <style:table-column-properties style:column-width="40.38mm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none" fo:border-top="none" fo:border-bottom="0.05pt solid #000000"/>
    </style:style>
    <style:style style:name="Table2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2.51mm" table:align="margins"/>
    </style:style>
    <style:style style:name="Table21.A" style:family="table-column">
      <style:table-column-properties style:column-width="82.51mm" style:rel-column-width="65535*"/>
    </style:style>
    <style:style style:name="Table21.A1" style:family="table-cell">
      <style:table-cell-properties fo:padding="0.97mm" fo:border="0.05pt solid #000000"/>
    </style:style>
    <style:style style:name="Table12" style:family="table">
      <style:table-properties style:width="82.51mm" table:align="margins"/>
    </style:style>
    <style:style style:name="Table12.A" style:family="table-column">
      <style:table-column-properties style:column-width="22.93mm" style:rel-column-width="18211*"/>
    </style:style>
    <style:style style:name="Table12.B" style:family="table-column">
      <style:table-column-properties style:column-width="59.58mm" style:rel-column-width="47324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bottom" fo:padding="0.97mm" fo:border="0.05pt solid #000000"/>
    </style:style>
    <style:style style:name="Table27" style:family="table">
      <style:table-properties style:width="82.44mm" table:align="left"/>
    </style:style>
    <style:style style:name="Table27.A" style:family="table-column">
      <style:table-column-properties style:column-width="53.43mm"/>
    </style:style>
    <style:style style:name="Table27.B" style:family="table-column">
      <style:table-column-properties style:column-width="29.02mm"/>
    </style:style>
    <style:style style:name="Table2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2.51mm" table:align="margins"/>
    </style:style>
    <style:style style:name="Table22.A" style:family="table-column">
      <style:table-column-properties style:column-width="82.51mm" style:rel-column-width="65535*"/>
    </style:style>
    <style:style style:name="Table22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82.51mm" style:rel-column-width="65535*"/>
    </style:style>
    <style:style style:name="Table26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48.95mm" style:rel-column-width="38875*"/>
    </style:style>
    <style:style style:name="Table11.B" style:family="table-column">
      <style:table-column-properties style:column-width="33.57mm" style:rel-column-width="26660*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B1" style:family="table-cell">
      <style:table-cell-properties fo:padding="0.97mm" fo:border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65.05mm" style:rel-column-width="51665*"/>
    </style:style>
    <style:style style:name="Table5.B" style:family="table-column">
      <style:table-column-properties style:column-width="17.46mm" style:rel-column-width="13870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82.51mm" style:rel-column-width="65535*"/>
    </style:style>
    <style:style style:name="Table30.A1" style:family="table-cell">
      <style:table-cell-properties fo:padding="0.97mm" fo:border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82.51mm" style:rel-column-width="65535*"/>
    </style:style>
    <style:style style:name="Table2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65.05mm" style:rel-column-width="51665*"/>
    </style:style>
    <style:style style:name="Table2.B" style:family="table-column">
      <style:table-column-properties style:column-width="17.46mm" style:rel-column-width="13870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65.05mm" style:rel-column-width="51665*"/>
    </style:style>
    <style:style style:name="Table7.B" style:family="table-column">
      <style:table-column-properties style:column-width="17.46mm" style:rel-column-width="13870*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padding="0.97mm" fo:border="0.05pt solid #000000"/>
    </style:style>
    <style:style style:name="Table7.2" style:family="table-row">
      <style:table-row-properties style:min-row-height="10.99mm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65.05mm" style:rel-column-width="51665*"/>
    </style:style>
    <style:style style:name="Table8.B" style:family="table-column">
      <style:table-column-properties style:column-width="17.46mm" style:rel-column-width="13870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65.05mm" style:rel-column-width="51665*"/>
    </style:style>
    <style:style style:name="Table9.B" style:family="table-column">
      <style:table-column-properties style:column-width="17.46mm" style:rel-column-width="13870*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B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82.51mm" style:rel-column-width="65535*"/>
    </style:style>
    <style:style style:name="Table31.A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3" style:family="table">
      <style:table-properties style:width="82.51mm" table:align="margins"/>
    </style:style>
    <style:style style:name="Table23.A" style:family="table-column">
      <style:table-column-properties style:column-width="82.5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2.51mm" table:align="margins"/>
    </style:style>
    <style:style style:name="Table24.A" style:family="table-column">
      <style:table-column-properties style:column-width="82.51mm" style:rel-column-width="65535*"/>
    </style:style>
    <style:style style:name="Table24.A1" style:family="table-cell">
      <style:table-cell-properties fo:padding="0.97mm" fo:border="0.05pt solid #000000"/>
    </style:style>
    <style:style style:name="Table33" style:family="table">
      <style:table-properties style:width="82.51mm" table:align="margins"/>
    </style:style>
    <style:style style:name="Table33.A" style:family="table-column">
      <style:table-column-properties style:column-width="82.51mm" style:rel-column-width="65535*"/>
    </style:style>
    <style:style style:name="Table33.A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6.84mm" style:rel-column-width="388*"/>
    </style:style>
    <style:style style:name="Table34.B" style:family="table-column">
      <style:table-column-properties style:column-width="37.84mm" style:rel-column-width="2145*"/>
    </style:style>
    <style:style style:name="Table34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C1" style:family="table-cell">
      <style:table-cell-properties style:vertical-align="bottom" fo:padding="0.97mm" fo:border="0.05pt solid #000000"/>
    </style:style>
    <style:style style:name="Table34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none" fo:border-top="none" fo:border-bottom="0.05pt solid #000000"/>
    </style:style>
    <style:style style:name="Table34.C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4.B3" style:family="table-cell">
      <style:table-cell-properties fo:padding="0.97mm" fo:border-left="0.05pt solid #000000" fo:border-right="none" fo:border-top="none" fo:border-bottom="0.05pt solid #000000"/>
    </style:style>
    <style:style style:name="Table34.B4" style:family="table-cell">
      <style:table-cell-properties fo:padding="0.97mm" fo:border-left="0.05pt solid #000000" fo:border-right="none" fo:border-top="none" fo:border-bottom="0.05pt solid #000000"/>
    </style:style>
    <style:style style:name="Table34.B5" style:family="table-cell">
      <style:table-cell-properties fo:padding="0.97mm" fo:border-left="0.05pt solid #000000" fo:border-right="none" fo:border-top="none" fo:border-bottom="0.05pt solid #000000"/>
    </style:style>
    <style:style style:name="Table34.B6" style:family="table-cell">
      <style:table-cell-properties fo:padding="0.97mm" fo:border-left="0.05pt solid #000000" fo:border-right="none" fo:border-top="none" fo:border-bottom="0.05pt solid #000000"/>
    </style:style>
    <style:style style:name="Table34.B7" style:family="table-cell">
      <style:table-cell-properties fo:padding="0.97mm" fo:border-left="0.05pt solid #000000" fo:border-right="none" fo:border-top="none" fo:border-bottom="0.05pt solid #000000"/>
    </style:style>
    <style:style style:name="Table34.B8" style:family="table-cell">
      <style:table-cell-properties fo:padding="0.97mm" fo:border-left="0.05pt solid #000000" fo:border-right="none" fo:border-top="none" fo:border-bottom="0.05pt solid #000000"/>
    </style:style>
    <style:style style:name="Table34.B9" style:family="table-cell">
      <style:table-cell-properties fo:padding="0.97mm" fo:border-left="0.05pt solid #000000" fo:border-right="none" fo:border-top="none" fo:border-bottom="0.05pt solid #000000"/>
    </style:style>
    <style:style style:name="Table34.B10" style:family="table-cell">
      <style:table-cell-properties fo:padding="0.97mm" fo:border-left="0.05pt solid #000000" fo:border-right="none" fo:border-top="none" fo:border-bottom="0.05pt solid #000000"/>
    </style:style>
    <style:style style:name="Table34.B11" style:family="table-cell">
      <style:table-cell-properties fo:padding="0.97mm" fo:border-left="0.05pt solid #000000" fo:border-right="none" fo:border-top="none" fo:border-bottom="0.05pt solid #000000"/>
    </style:style>
    <style:style style:name="Table34.B12" style:family="table-cell">
      <style:table-cell-properties fo:padding="0.97mm" fo:border-left="0.05pt solid #000000" fo:border-right="none" fo:border-top="none" fo:border-bottom="0.05pt solid #000000"/>
    </style:style>
    <style:style style:name="Table34.B13" style:family="table-cell">
      <style:table-cell-properties fo:padding="0.97mm" fo:border-left="0.05pt solid #000000" fo:border-right="none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82.51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82.51mm" style:rel-column-width="65535*"/>
    </style:style>
    <style:style style:name="Table36.A1" style:family="table-cell">
      <style:table-cell-properties fo:padding="0.97mm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officeooo:paragraph-rsid="02c51d3e"/>
    </style:style>
    <style:style style:name="P3" style:family="paragraph" style:parent-style-name="Text_20_body">
      <style:text-properties fo:font-weight="normal" officeooo:rsid="02c7a57e" officeooo:paragraph-rsid="02c929c9" style:font-weight-asian="normal" style:font-weight-complex="normal"/>
    </style:style>
    <style:style style:name="P4" style:family="paragraph" style:parent-style-name="Text_20_body">
      <style:text-properties officeooo:rsid="02d9ee72" officeooo:paragraph-rsid="02d9ee72"/>
    </style:style>
    <style:style style:name="P5" style:family="paragraph" style:parent-style-name="Text_20_body">
      <style:text-properties officeooo:rsid="02d9ee72" officeooo:paragraph-rsid="0323402c"/>
    </style:style>
    <style:style style:name="P6" style:family="paragraph" style:parent-style-name="Text_20_body">
      <style:text-properties officeooo:paragraph-rsid="02f67386"/>
    </style:style>
    <style:style style:name="P7" style:family="paragraph" style:parent-style-name="Text_20_body">
      <style:text-properties officeooo:rsid="032317ea" officeooo:paragraph-rsid="0323402c"/>
    </style:style>
    <style:style style:name="P8" style:family="paragraph" style:parent-style-name="Text_20_body">
      <style:paragraph-properties fo:text-align="center" style:justify-single-word="false"/>
      <style:text-properties officeooo:rsid="02990fad" officeooo:paragraph-rsid="02d5ef6c"/>
    </style:style>
    <style:style style:name="P9" style:family="paragraph" style:parent-style-name="Preformatted_20_Text">
      <style:text-properties style:font-name="Liberation Mono" fo:font-size="10pt" officeooo:paragraph-rsid="02f67386" style:font-name-asian="NSimSun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31a16c8" officeooo:paragraph-rsid="03236a14" style:font-name-asian="NSimSun" style:font-size-asian="10pt" style:font-name-complex="Liberation Mono" style:font-size-complex="10pt"/>
    </style:style>
    <style:style style:name="P11" style:family="paragraph" style:parent-style-name="Preformatted_20_Text">
      <style:text-properties officeooo:rsid="02a75a69" officeooo:paragraph-rsid="02e44660"/>
    </style:style>
    <style:style style:name="P12" style:family="paragraph" style:parent-style-name="Preformatted_20_Text">
      <style:text-properties officeooo:rsid="02a75a69" officeooo:paragraph-rsid="0323402c"/>
    </style:style>
    <style:style style:name="P13" style:family="paragraph" style:parent-style-name="Preformatted_20_Text">
      <style:text-properties officeooo:rsid="02a75a69" officeooo:paragraph-rsid="03236a14"/>
    </style:style>
    <style:style style:name="P14" style:family="paragraph" style:parent-style-name="Preformatted_20_Text">
      <style:text-properties fo:font-weight="bold" style:font-weight-asian="bold" style:font-weight-complex="bold"/>
    </style:style>
    <style:style style:name="P15" style:family="paragraph" style:parent-style-name="Preformatted_20_Text">
      <style:text-properties fo:font-weight="bold" officeooo:paragraph-rsid="0323402c" style:font-weight-asian="bold" style:font-weight-complex="bold"/>
    </style:style>
    <style:style style:name="P16" style:family="paragraph" style:parent-style-name="Preformatted_20_Text">
      <style:text-properties fo:font-weight="bold" officeooo:rsid="0324529e" officeooo:paragraph-rsid="0324529e" style:font-weight-asian="bold" style:font-weight-complex="bold"/>
    </style:style>
    <style:style style:name="P17" style:family="paragraph" style:parent-style-name="Preformatted_20_Text">
      <style:text-properties officeooo:paragraph-rsid="02c51d3e"/>
    </style:style>
    <style:style style:name="P18" style:family="paragraph" style:parent-style-name="Preformatted_20_Text">
      <style:text-properties officeooo:paragraph-rsid="02c7a57e"/>
    </style:style>
    <style:style style:name="P19" style:family="paragraph" style:parent-style-name="Preformatted_20_Text">
      <style:text-properties officeooo:paragraph-rsid="02dc5a22"/>
    </style:style>
    <style:style style:name="P20" style:family="paragraph" style:parent-style-name="Preformatted_20_Text">
      <style:text-properties officeooo:paragraph-rsid="02dcdc6c"/>
    </style:style>
    <style:style style:name="P21" style:family="paragraph" style:parent-style-name="Preformatted_20_Text">
      <style:text-properties officeooo:paragraph-rsid="02e44660"/>
    </style:style>
    <style:style style:name="P22" style:family="paragraph" style:parent-style-name="Preformatted_20_Text">
      <style:paragraph-properties fo:text-align="end" style:justify-single-word="false"/>
      <style:text-properties officeooo:paragraph-rsid="02e98129"/>
    </style:style>
    <style:style style:name="P23" style:family="paragraph" style:parent-style-name="Preformatted_20_Text">
      <style:text-properties officeooo:paragraph-rsid="02e98129"/>
    </style:style>
    <style:style style:name="P24" style:family="paragraph" style:parent-style-name="Preformatted_20_Text">
      <style:text-properties officeooo:paragraph-rsid="02f0c1a1"/>
    </style:style>
    <style:style style:name="P25" style:family="paragraph" style:parent-style-name="Preformatted_20_Text">
      <style:text-properties officeooo:paragraph-rsid="02f67386"/>
    </style:style>
    <style:style style:name="P26" style:family="paragraph" style:parent-style-name="Preformatted_20_Text">
      <style:text-properties officeooo:paragraph-rsid="02f80eba"/>
    </style:style>
    <style:style style:name="P27" style:family="paragraph" style:parent-style-name="Preformatted_20_Text">
      <style:text-properties officeooo:rsid="02f93290" officeooo:paragraph-rsid="02f93290"/>
    </style:style>
    <style:style style:name="P28" style:family="paragraph" style:parent-style-name="Preformatted_20_Text">
      <style:text-properties officeooo:paragraph-rsid="02f93290"/>
    </style:style>
    <style:style style:name="P29" style:family="paragraph" style:parent-style-name="Preformatted_20_Text">
      <style:text-properties officeooo:rsid="02ff7f82" officeooo:paragraph-rsid="02ff7f82"/>
    </style:style>
    <style:style style:name="P30" style:family="paragraph" style:parent-style-name="Preformatted_20_Text">
      <style:text-properties officeooo:rsid="0300ea59" officeooo:paragraph-rsid="0300ea59"/>
    </style:style>
    <style:style style:name="P31" style:family="paragraph" style:parent-style-name="Preformatted_20_Text">
      <style:text-properties officeooo:paragraph-rsid="0303316b"/>
    </style:style>
    <style:style style:name="P32" style:family="paragraph" style:parent-style-name="Preformatted_20_Text">
      <style:text-properties officeooo:rsid="031b4181" officeooo:paragraph-rsid="031b4181"/>
    </style:style>
    <style:style style:name="P33" style:family="paragraph" style:parent-style-name="Preformatted_20_Text">
      <style:text-properties officeooo:paragraph-rsid="032065df"/>
    </style:style>
    <style:style style:name="P34" style:family="paragraph" style:parent-style-name="Preformatted_20_Text">
      <style:text-properties officeooo:rsid="03111d5a" officeooo:paragraph-rsid="03236a14"/>
    </style:style>
    <style:style style:name="P35" style:family="paragraph" style:parent-style-name="Preformatted_20_Text">
      <style:text-properties officeooo:rsid="032317ea" officeooo:paragraph-rsid="0323402c"/>
    </style:style>
    <style:style style:name="P36" style:family="paragraph" style:parent-style-name="Preformatted_20_Text">
      <style:text-properties officeooo:paragraph-rsid="0323402c"/>
    </style:style>
    <style:style style:name="P37" style:family="paragraph" style:parent-style-name="Preformatted_20_Text">
      <style:paragraph-properties fo:text-align="start" style:justify-single-word="false"/>
      <style:text-properties officeooo:paragraph-rsid="03236a14"/>
    </style:style>
    <style:style style:name="P38" style:family="paragraph" style:parent-style-name="Preformatted_20_Text">
      <style:text-properties officeooo:rsid="02a75a69" officeooo:paragraph-rsid="03236a14" style:text-scale="99%"/>
    </style:style>
    <style:style style:name="P39" style:family="paragraph" style:parent-style-name="Preformatted_20_Text">
      <style:text-properties officeooo:paragraph-rsid="03236a14"/>
    </style:style>
    <style:style style:name="P40" style:family="paragraph" style:parent-style-name="Preformatted_20_Text">
      <style:text-properties officeooo:rsid="03180f3f" officeooo:paragraph-rsid="03236a14"/>
    </style:style>
    <style:style style:name="P41" style:family="paragraph" style:parent-style-name="Preformatted_20_Text">
      <style:text-properties officeooo:rsid="031a16c8" officeooo:paragraph-rsid="03236a14"/>
    </style:style>
    <style:style style:name="P42" style:family="paragraph" style:parent-style-name="Preformatted_20_Text">
      <style:paragraph-properties fo:text-align="center" style:justify-single-word="false"/>
    </style:style>
    <style:style style:name="P43" style:family="paragraph" style:parent-style-name="Preformatted_20_Text">
      <style:paragraph-properties fo:text-align="center" style:justify-single-word="false"/>
      <style:text-properties officeooo:paragraph-rsid="03236a14"/>
    </style:style>
    <style:style style:name="P44" style:family="paragraph" style:parent-style-name="Preformatted_20_Text">
      <style:paragraph-properties fo:margin-top="0mm" fo:margin-bottom="4.99mm" loext:contextual-spacing="false"/>
      <style:text-properties officeooo:paragraph-rsid="02c7a57e"/>
    </style:style>
    <style:style style:name="P45" style:family="paragraph" style:parent-style-name="Standard">
      <style:text-properties officeooo:paragraph-rsid="02c7597a"/>
    </style:style>
    <style:style style:name="P46" style:family="paragraph" style:parent-style-name="Standard">
      <style:text-properties officeooo:paragraph-rsid="02d9ee72"/>
    </style:style>
    <style:style style:name="P47" style:family="paragraph" style:parent-style-name="Standard">
      <style:text-properties officeooo:paragraph-rsid="02e98129"/>
    </style:style>
    <style:style style:name="P48" style:family="paragraph" style:parent-style-name="Standard">
      <style:text-properties fo:font-size="10pt"/>
    </style:style>
    <style:style style:name="P49" style:family="paragraph" style:parent-style-name="Standard">
      <style:text-properties fo:font-size="10pt" officeooo:paragraph-rsid="02ecd02a"/>
    </style:style>
    <style:style style:name="P50" style:family="paragraph" style:parent-style-name="Standard">
      <style:text-properties officeooo:rsid="02d9ee72" officeooo:paragraph-rsid="02d9ee72"/>
    </style:style>
    <style:style style:name="P51" style:family="paragraph" style:parent-style-name="Standard">
      <style:text-properties officeooo:paragraph-rsid="02f67386"/>
    </style:style>
    <style:style style:name="P52" style:family="paragraph" style:parent-style-name="Standard">
      <style:text-properties officeooo:paragraph-rsid="029d35c0"/>
    </style:style>
    <style:style style:name="P53" style:family="paragraph" style:parent-style-name="Standard">
      <style:text-properties officeooo:rsid="032317ea" officeooo:paragraph-rsid="0323402c"/>
    </style:style>
    <style:style style:name="P54" style:family="paragraph" style:parent-style-name="Standard">
      <style:text-properties officeooo:paragraph-rsid="0323402c"/>
    </style:style>
    <style:style style:name="P55" style:family="paragraph" style:parent-style-name="Standard">
      <style:paragraph-properties fo:text-align="start" style:justify-single-word="false"/>
      <style:text-properties officeooo:paragraph-rsid="0323402c"/>
    </style:style>
    <style:style style:name="P56" style:family="paragraph" style:parent-style-name="Standard">
      <style:paragraph-properties fo:text-align="end" style:justify-single-word="false"/>
      <style:text-properties officeooo:paragraph-rsid="0323402c"/>
    </style:style>
    <style:style style:name="P57" style:family="paragraph" style:parent-style-name="Standard">
      <style:paragraph-properties fo:text-align="center" style:justify-single-word="false"/>
      <style:text-properties officeooo:paragraph-rsid="0323402c"/>
    </style:style>
    <style:style style:name="P58" style:family="paragraph" style:parent-style-name="Standard">
      <style:text-properties officeooo:paragraph-rsid="03236a14"/>
    </style:style>
    <style:style style:name="P59" style:family="paragraph" style:parent-style-name="Standard">
      <style:text-properties fo:font-weight="bold" officeooo:paragraph-rsid="03236a14" style:font-weight-asian="bold" style:font-weight-complex="bold"/>
    </style:style>
    <style:style style:name="P60" style:family="paragraph" style:parent-style-name="Standard">
      <style:text-properties officeooo:rsid="03180f3f" officeooo:paragraph-rsid="03236a14"/>
    </style:style>
    <style:style style:name="P61" style:family="paragraph" style:parent-style-name="Title">
      <style:text-properties style:use-window-font-color="true" style:text-outline="false" style:font-name="Liberation Mono" fo:font-size="22pt" fo:text-shadow="none" officeooo:rsid="00189815" officeooo:paragraph-rsid="02859c06" fo:background-color="transparent" style:font-size-asian="22pt" style:language-asian="zxx" style:country-asian="none" style:font-size-complex="22pt" style:language-complex="zxx" style:country-complex="none"/>
    </style:style>
    <style:style style:name="P62" style:family="paragraph" style:parent-style-name="Heading_20_2">
      <style:text-properties officeooo:paragraph-rsid="02e44660"/>
    </style:style>
    <style:style style:name="P63" style:family="paragraph" style:parent-style-name="Heading_20_2">
      <style:text-properties officeooo:paragraph-rsid="02f67386"/>
    </style:style>
    <style:style style:name="P64" style:family="paragraph" style:parent-style-name="Heading_20_2">
      <style:text-properties officeooo:rsid="02e6bf54"/>
    </style:style>
    <style:style style:name="P65" style:family="paragraph" style:parent-style-name="Heading_20_2">
      <style:text-properties officeooo:paragraph-rsid="030cdc35"/>
    </style:style>
    <style:style style:name="P66" style:family="paragraph" style:parent-style-name="Heading_20_2">
      <style:text-properties officeooo:paragraph-rsid="0323402c"/>
    </style:style>
    <style:style style:name="P67" style:family="paragraph" style:parent-style-name="Heading_20_2">
      <style:text-properties officeooo:rsid="02d6ed45" officeooo:paragraph-rsid="0323402c"/>
    </style:style>
    <style:style style:name="P68" style:family="paragraph" style:parent-style-name="Heading_20_2">
      <style:text-properties officeooo:paragraph-rsid="03236a14"/>
    </style:style>
    <style:style style:name="P69" style:family="paragraph" style:parent-style-name="Heading_20_2">
      <style:text-properties officeooo:rsid="03111d5a" officeooo:paragraph-rsid="03236a14"/>
    </style:style>
    <style:style style:name="P70" style:family="paragraph" style:parent-style-name="Heading_20_2">
      <style:paragraph-properties fo:break-before="column"/>
      <style:text-properties officeooo:paragraph-rsid="02f67386"/>
    </style:style>
    <style:style style:name="P71" style:family="paragraph" style:parent-style-name="Heading_20_2">
      <style:paragraph-properties fo:break-before="column"/>
      <style:text-properties officeooo:paragraph-rsid="030cdc35"/>
    </style:style>
    <style:style style:name="P72" style:family="paragraph" style:parent-style-name="Heading_20_2">
      <style:paragraph-properties fo:break-before="column"/>
      <style:text-properties officeooo:paragraph-rsid="0323402c"/>
    </style:style>
    <style:style style:name="P73" style:family="paragraph" style:parent-style-name="Heading_20_2">
      <style:paragraph-properties fo:break-before="column"/>
      <style:text-properties officeooo:paragraph-rsid="02eadc1c"/>
    </style:style>
    <style:style style:name="P74" style:family="paragraph" style:parent-style-name="Heading_20_2">
      <style:paragraph-properties fo:break-before="column"/>
      <style:text-properties officeooo:rsid="0288c540" officeooo:paragraph-rsid="0323402c"/>
    </style:style>
    <style:style style:name="P75" style:family="paragraph" style:parent-style-name="Heading_20_2">
      <style:paragraph-properties fo:break-before="column"/>
      <style:text-properties officeooo:paragraph-rsid="02f49256"/>
    </style:style>
    <style:style style:name="P76" style:family="paragraph" style:parent-style-name="Standard">
      <style:paragraph-properties fo:break-before="column"/>
      <style:text-properties officeooo:paragraph-rsid="030472bd"/>
    </style:style>
    <style:style style:name="P77" style:family="paragraph" style:parent-style-name="Heading_20_1">
      <style:paragraph-properties fo:break-before="column"/>
      <style:text-properties officeooo:rsid="032317ea" officeooo:paragraph-rsid="032317ea"/>
    </style:style>
    <style:style style:name="P78" style:family="paragraph" style:parent-style-name="Heading_20_1">
      <style:text-properties officeooo:rsid="02d9ee72" officeooo:paragraph-rsid="02d9ee72"/>
    </style:style>
    <style:style style:name="P79" style:family="paragraph" style:parent-style-name="Heading_20_1">
      <style:paragraph-properties fo:break-before="page"/>
      <style:text-properties officeooo:rsid="02fde83b" officeooo:paragraph-rsid="02fde83b"/>
    </style:style>
    <style:style style:name="P80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83" style:family="paragraph" style:parent-style-name="Heading_20_2">
      <style:text-properties officeooo:rsid="02a9abd0" officeooo:paragraph-rsid="03236a14"/>
    </style:style>
    <style:style style:name="P84" style:family="paragraph" style:parent-style-name="Heading_20_2">
      <style:paragraph-properties fo:break-before="column"/>
    </style:style>
    <style:style style:name="P85" style:family="paragraph" style:parent-style-name="Text_20_body">
      <style:text-properties officeooo:paragraph-rsid="0323402c"/>
    </style:style>
    <style:style style:name="P86" style:family="paragraph" style:parent-style-name="Text_20_body">
      <style:text-properties officeooo:rsid="03294366" officeooo:paragraph-rsid="03294366"/>
    </style:style>
    <style:style style:name="P87" style:family="paragraph" style:parent-style-name="Title" style:master-page-name="First_20_Page">
      <style:paragraph-properties style:page-number="auto"/>
      <style:text-properties style:use-window-font-color="true" style:text-outline="false" style:font-name="Calibri" fo:font-size="178pt" fo:letter-spacing="14.11mm" fo:text-shadow="none" officeooo:rsid="02859c06" officeooo:paragraph-rsid="02859c06" fo:background-color="transparent" style:font-size-asian="250pt" style:language-asian="zxx" style:country-asian="none" style:font-size-complex="250pt" style:language-complex="zxx" style:country-complex="none" style:text-scale="100%"/>
    </style:style>
    <style:style style:name="P88" style:family="paragraph" style:parent-style-name="Heading_20_3">
      <style:text-properties officeooo:paragraph-rsid="02c51d3e"/>
    </style:style>
    <style:style style:name="P89" style:family="paragraph" style:parent-style-name="Heading_20_3">
      <style:text-properties officeooo:paragraph-rsid="02c7a57e"/>
    </style:style>
    <style:style style:name="P90" style:family="paragraph" style:parent-style-name="Heading_20_3">
      <style:text-properties officeooo:paragraph-rsid="02eadc1c"/>
    </style:style>
    <style:style style:name="P91" style:family="paragraph" style:parent-style-name="Heading_20_3">
      <style:text-properties officeooo:rsid="030cdc35" officeooo:paragraph-rsid="030cdc35"/>
    </style:style>
    <style:style style:name="P92" style:family="paragraph" style:parent-style-name="Heading_20_3">
      <style:paragraph-properties fo:text-align="center" style:justify-single-word="false"/>
      <style:text-properties officeooo:paragraph-rsid="03236a14"/>
    </style:style>
    <style:style style:name="P93" style:family="paragraph" style:parent-style-name="Heading_20_3">
      <style:paragraph-properties fo:text-align="start" style:justify-single-word="false"/>
      <style:text-properties officeooo:paragraph-rsid="03236a14"/>
    </style:style>
    <style:style style:name="P94" style:family="paragraph" style:parent-style-name="Heading_20_3">
      <style:text-properties officeooo:paragraph-rsid="03236a14"/>
    </style:style>
    <style:style style:name="P95" style:family="paragraph" style:parent-style-name="Heading_20_3">
      <style:text-properties officeooo:paragraph-rsid="02f67386"/>
    </style:style>
    <style:style style:name="P96" style:family="paragraph" style:parent-style-name="Heading_20_3">
      <style:text-properties officeooo:paragraph-rsid="0323402c"/>
    </style:style>
    <style:style style:name="P97" style:family="paragraph" style:parent-style-name="Standard">
      <style:text-properties fo:font-weight="normal" style:font-weight-asian="normal" style:font-weight-complex="normal"/>
    </style:style>
    <style:style style:name="P98" style:family="paragraph" style:parent-style-name="Standard">
      <style:text-properties officeooo:rsid="03294366" officeooo:paragraph-rsid="03294366"/>
    </style:style>
    <style:style style:name="P99" style:family="paragraph" style:parent-style-name="Standard">
      <style:text-properties officeooo:paragraph-rsid="03294366"/>
    </style:style>
    <style:style style:name="P100" style:family="paragraph" style:parent-style-name="Standard">
      <style:text-properties officeooo:paragraph-rsid="030472bd"/>
    </style:style>
    <style:style style:name="P101" style:family="paragraph" style:parent-style-name="Preformatted_20_Text" style:list-style-name="">
      <style:text-properties officeooo:rsid="03111d5a" officeooo:paragraph-rsid="03236a14"/>
    </style:style>
    <style:style style:name="P102" style:family="paragraph" style:parent-style-name="Preformatted_20_Text">
      <style:text-properties officeooo:rsid="03294366" officeooo:paragraph-rsid="03294366"/>
    </style:style>
    <style:style style:name="P103" style:family="paragraph" style:parent-style-name="Preformatted_20_Text">
      <style:text-properties officeooo:paragraph-rsid="03295c27"/>
    </style:style>
    <style:style style:name="P104" style:family="paragraph" style:parent-style-name="Preformatted_20_Text">
      <style:paragraph-properties fo:text-align="end" style:justify-single-word="false"/>
      <style:text-properties officeooo:paragraph-rsid="03295c27"/>
    </style:style>
    <style:style style:name="P105" style:family="paragraph" style:parent-style-name="Preformatted_20_Text">
      <style:paragraph-properties fo:text-align="end" style:justify-single-word="false"/>
      <style:text-properties officeooo:paragraph-rsid="032bb928"/>
    </style:style>
    <style:style style:name="P106" style:family="paragraph" style:parent-style-name="Preformatted_20_Text">
      <style:text-properties officeooo:rsid="0329a035" officeooo:paragraph-rsid="0329a035"/>
    </style:style>
    <style:style style:name="P107" style:family="paragraph" style:parent-style-name="Preformatted_20_Text">
      <style:text-properties officeooo:rsid="0329a035" officeooo:paragraph-rsid="032bb928"/>
    </style:style>
    <style:style style:name="P108" style:family="paragraph" style:parent-style-name="Preformatted_20_Text">
      <style:text-properties officeooo:paragraph-rsid="032bb928"/>
    </style:style>
    <style:style style:name="P109" style:family="paragraph" style:parent-style-name="Preformatted_20_Text">
      <style:paragraph-properties fo:text-align="start" style:justify-single-word="false"/>
      <style:text-properties officeooo:paragraph-rsid="032bb928"/>
    </style:style>
    <style:style style:name="P110" style:family="paragraph" style:parent-style-name="Heading_20_1">
      <style:text-properties officeooo:rsid="03294366" officeooo:paragraph-rsid="03294366"/>
    </style:style>
    <style:style style:name="P111" style:family="paragraph" style:parent-style-name="Heading_20_1">
      <style:paragraph-properties fo:break-before="page"/>
      <style:text-properties officeooo:rsid="03294366" officeooo:paragraph-rsid="03294366"/>
    </style:style>
    <style:style style:name="T1" style:family="text">
      <style:text-properties officeooo:rsid="02840d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c7597a" style:font-weight-asian="normal" style:font-weight-complex="normal"/>
    </style:style>
    <style:style style:name="T4" style:family="text">
      <style:text-properties style:font-name="Liberation Mono" fo:font-size="8pt" fo:font-weight="normal" style:font-weight-asian="normal" style:font-weight-complex="normal"/>
    </style:style>
    <style:style style:name="T5" style:family="text">
      <style:text-properties style:font-name="Liberation Mono" fo:font-size="8pt" fo:font-weight="normal" officeooo:rsid="00d1b31b" style:font-weight-asian="normal" style:font-weight-complex="normal"/>
    </style:style>
    <style:style style:name="T6" style:family="text">
      <style:text-properties style:font-name="Liberation Mono" fo:font-size="8pt" fo:font-weight="normal" officeooo:rsid="02a2f946" style:font-weight-asian="normal" style:font-weight-complex="normal"/>
    </style:style>
    <style:style style:name="T7" style:family="text">
      <style:text-properties style:font-name="Liberation Mono" fo:font-size="8pt" fo:font-weight="normal" officeooo:rsid="02840d90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fo:font-weight="normal" officeooo:rsid="031ca7af" style:font-weight-asian="normal" style:font-weight-complex="normal"/>
    </style:style>
    <style:style style:name="T10" style:family="text">
      <style:text-properties style:font-name="Liberation Mono" fo:font-size="8pt" style:text-underline-style="none" fo:font-weight="normal" officeooo:rsid="03236a14" style:font-weight-asian="normal" style:font-weight-complex="normal"/>
    </style:style>
    <style:style style:name="T11" style:family="text">
      <style:text-properties style:font-name="Liberation Mono" fo:font-size="8pt" style:text-underline-style="none" fo:font-weight="normal" officeooo:rsid="032ac898" style:font-weight-asian="normal" style:font-weight-complex="normal"/>
    </style:style>
    <style:style style:name="T12" style:family="text">
      <style:text-properties style:font-name="Liberation Mono" fo:font-weight="normal" style:font-weight-asian="normal" style:font-weight-complex="normal"/>
    </style:style>
    <style:style style:name="T1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30472bd" style:font-name-asian="NSimSun" style:font-size-asian="10pt" style:font-name-complex="Liberation Mono" style:font-size-complex="10pt"/>
    </style:style>
    <style:style style:name="T1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6" style:family="text">
      <style:text-properties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2a75a69" style:font-weight-asian="bold" style:font-weight-complex="bold"/>
    </style:style>
    <style:style style:name="T19" style:family="text">
      <style:text-properties fo:font-weight="bold" officeooo:rsid="02b7295a" style:font-weight-asian="bold" style:font-weight-complex="bold"/>
    </style:style>
    <style:style style:name="T20" style:family="text">
      <style:text-properties fo:font-weight="bold" officeooo:rsid="032317ea" style:font-weight-asian="bold" style:font-weight-complex="bold"/>
    </style:style>
    <style:style style:name="T21" style:family="text">
      <style:text-properties fo:font-weight="bold" officeooo:rsid="03294366" style:font-weight-asian="bold" style:font-weight-complex="bold"/>
    </style:style>
    <style:style style:name="T22" style:family="text">
      <style:text-properties officeooo:rsid="028b64d8"/>
    </style:style>
    <style:style style:name="T23" style:family="text">
      <style:text-properties officeooo:rsid="029d35c0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size="10pt" fo:font-weight="bold" style:font-weight-asian="bold" style:font-weight-complex="bold"/>
    </style:style>
    <style:style style:name="T27" style:family="text">
      <style:text-properties fo:font-size="10pt" fo:font-weight="bold" officeooo:rsid="032317ea" style:font-weight-asian="bold" style:font-weight-complex="bold"/>
    </style:style>
    <style:style style:name="T28" style:family="text">
      <style:text-properties officeooo:rsid="02b1f2fe"/>
    </style:style>
    <style:style style:name="T29" style:family="text">
      <style:text-properties officeooo:rsid="02b7295a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name="Liberation Serif" fo:font-size="12pt" fo:font-weight="bold" officeooo:rsid="02d5ef6c" style:font-size-asian="12pt" style:font-weight-asian="bold" style:font-size-complex="12pt" style:font-weight-complex="bold"/>
    </style:style>
    <style:style style:name="T32" style:family="text">
      <style:text-properties style:font-name="Liberation Serif" fo:font-size="12pt" style:font-size-asian="10pt" style:font-size-complex="10pt"/>
    </style:style>
    <style:style style:name="T33" style:family="text">
      <style:text-properties style:font-name="Liberation Serif" fo:font-size="12pt" officeooo:rsid="030ea4e9" style:font-size-asian="10pt" style:font-size-complex="10pt"/>
    </style:style>
    <style:style style:name="T34" style:family="text">
      <style:text-properties officeooo:rsid="02d6cdca"/>
    </style:style>
    <style:style style:name="T35" style:family="text">
      <style:text-properties officeooo:rsid="02d9ee72"/>
    </style:style>
    <style:style style:name="T36" style:family="text">
      <style:text-properties officeooo:rsid="02ecd02a"/>
    </style:style>
    <style:style style:name="T37" style:family="text">
      <style:text-properties officeooo:rsid="02f93290"/>
    </style:style>
    <style:style style:name="T38" style:family="text">
      <style:text-properties officeooo:rsid="02fc2a99"/>
    </style:style>
    <style:style style:name="T39" style:family="text">
      <style:text-properties fo:font-size="8pt" officeooo:rsid="02fde83b" style:font-size-asian="10pt" style:font-size-complex="10pt"/>
    </style:style>
    <style:style style:name="T40" style:family="text">
      <style:text-properties officeooo:rsid="030472bd"/>
    </style:style>
    <style:style style:name="T41" style:family="text">
      <style:text-properties officeooo:rsid="030ea4e9"/>
    </style:style>
    <style:style style:name="T42" style:family="text">
      <style:text-properties officeooo:rsid="03111d5a"/>
    </style:style>
    <style:style style:name="T43" style:family="text">
      <style:text-properties officeooo:rsid="031ca7af"/>
    </style:style>
    <style:style style:name="T44" style:family="text">
      <style:text-properties officeooo:rsid="032317ea"/>
    </style:style>
    <style:style style:name="T45" style:family="text">
      <style:text-properties officeooo:rsid="0323402c"/>
    </style:style>
    <style:style style:name="T46" style:family="text">
      <style:text-properties officeooo:rsid="03288436"/>
    </style:style>
    <style:style style:name="T47" style:family="text">
      <style:text-properties officeooo:rsid="03294366"/>
    </style:style>
    <style:style style:name="T48" style:family="text">
      <style:text-properties style:font-name="Liberation Serif"/>
    </style:style>
    <style:style style:name="T49" style:family="text">
      <style:text-properties officeooo:rsid="03295c27"/>
    </style:style>
    <style:style style:name="T50" style:family="text">
      <style:text-properties officeooo:rsid="032bb928"/>
    </style:style>
    <style:style style:name="T51" style:family="text">
      <style:text-properties officeooo:rsid="032d1e19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style:editable="false">
        <style:columns fo:column-count="4" fo:column-gap="0.99mm">
          <style:column style:rel-width="16383*" fo:start-indent="0mm" fo:end-indent="0.49mm"/>
          <style:column style:rel-width="16383*" fo:start-indent="0.49mm" fo:end-indent="0.49mm"/>
          <style:column style:rel-width="16383*" fo:start-indent="0.49mm" fo:end-indent="0.49mm"/>
          <style:column style:rel-width="16386*" fo:start-indent="0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87">SQL</text:p>
        <text:p text:style-name="P61">v 0.<text:span text:style-name="T43">1</text:span></text:p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80"><text:a xlink:type="simple" xlink:href="#__RefHeading___Toc14230_579920525" text:style-name="Index_20_Link" text:visited-style-name="Index_20_Link">ruby sqlite3<text:tab/>1</text:a></text:p>
            <text:p text:style-name="P81"><text:a xlink:type="simple" xlink:href="#__RefHeading___Toc1672_1416014115" text:style-name="Index_20_Link" text:visited-style-name="Index_20_Link">Commands<text:tab/>1</text:a></text:p>
            <text:p text:style-name="P81"><text:a xlink:type="simple" xlink:href="#__RefHeading___Toc673_2075352930" text:style-name="Index_20_Link" text:visited-style-name="Index_20_Link">Parameters<text:tab/>1</text:a></text:p>
            <text:p text:style-name="P81"><text:a xlink:type="simple" xlink:href="#__RefHeading___Toc14122_1937033018" text:style-name="Index_20_Link" text:visited-style-name="Index_20_Link">CREATE TABLE<text:tab/>2</text:a></text:p>
            <text:p text:style-name="P82"><text:a xlink:type="simple" xlink:href="#__RefHeading___Toc1029_244296874" text:style-name="Index_20_Link" text:visited-style-name="Index_20_Link">Primary Key<text:tab/>2</text:a></text:p>
            <text:p text:style-name="P82"><text:a xlink:type="simple" xlink:href="#__RefHeading___Toc1031_244296874" text:style-name="Index_20_Link" text:visited-style-name="Index_20_Link">Foreign Key<text:tab/>2</text:a></text:p>
            <text:p text:style-name="P81"><text:a xlink:type="simple" xlink:href="#__RefHeading___Toc1674_1416014115" text:style-name="Index_20_Link" text:visited-style-name="Index_20_Link">ALTER TABLE<text:tab/>2</text:a></text:p>
            <text:p text:style-name="P81"><text:a xlink:type="simple" xlink:href="#__RefHeading___Toc14124_1937033018" text:style-name="Index_20_Link" text:visited-style-name="Index_20_Link">DELETE<text:tab/>2</text:a></text:p>
            <text:p text:style-name="P81"><text:a xlink:type="simple" xlink:href="#__RefHeading___Toc14395_703006447" text:style-name="Index_20_Link" text:visited-style-name="Index_20_Link">JOIN<text:tab/>2</text:a></text:p>
            <text:p text:style-name="P82"><text:a xlink:type="simple" xlink:href="#__RefHeading___Toc1121_244296874" text:style-name="Index_20_Link" text:visited-style-name="Index_20_Link">Inner Join<text:tab/>2</text:a></text:p>
            <text:p text:style-name="P82"><text:a xlink:type="simple" xlink:href="#__RefHeading___Toc1123_244296874" text:style-name="Index_20_Link" text:visited-style-name="Index_20_Link">Outer Join<text:tab/>2</text:a></text:p>
            <text:p text:style-name="P81"><text:a xlink:type="simple" xlink:href="#__RefHeading___Toc14130_1937033018" text:style-name="Index_20_Link" text:visited-style-name="Index_20_Link">INSERT<text:tab/>3</text:a></text:p>
            <text:p text:style-name="P81"><text:a xlink:type="simple" xlink:href="#__RefHeading___Toc14300_579920525" text:style-name="Index_20_Link" text:visited-style-name="Index_20_Link">GROUP BY<text:tab/>3</text:a></text:p>
            <text:p text:style-name="P81"><text:a xlink:type="simple" xlink:href="#__RefHeading___Toc1715_1416014115" text:style-name="Index_20_Link" text:visited-style-name="Index_20_Link">ORDER BY<text:tab/>3</text:a></text:p>
            <text:p text:style-name="P81"><text:a xlink:type="simple" xlink:href="#__RefHeading___Toc14132_1937033018" text:style-name="Index_20_Link" text:visited-style-name="Index_20_Link">LIKE<text:tab/>3</text:a></text:p>
            <text:p text:style-name="P82"><text:a xlink:type="simple" xlink:href="#__RefHeading___Toc787_2075352930" text:style-name="Index_20_Link" text:visited-style-name="Index_20_Link">_ underscore<text:tab/>3</text:a></text:p>
            <text:p text:style-name="P82"><text:a xlink:type="simple" xlink:href="#__RefHeading___Toc789_2075352930" text:style-name="Index_20_Link" text:visited-style-name="Index_20_Link">% percent<text:tab/>3</text:a></text:p>
            <text:p text:style-name="P82"><text:a xlink:type="simple" xlink:href="#__RefHeading___Toc10502_1592907931" text:style-name="Index_20_Link" text:visited-style-name="Index_20_Link">concat<text:tab/>3</text:a></text:p>
            <text:p text:style-name="P81"><text:a xlink:type="simple" xlink:href="#__RefHeading___Toc1717_1416014115" text:style-name="Index_20_Link" text:visited-style-name="Index_20_Link">Booleans<text:tab/>3</text:a></text:p>
            <text:p text:style-name="P82"><text:a xlink:type="simple" xlink:href="#__RefHeading___Toc951_2075352930" text:style-name="Index_20_Link" text:visited-style-name="Index_20_Link">AND<text:tab/>3</text:a></text:p>
            <text:p text:style-name="P82"><text:a xlink:type="simple" xlink:href="#__RefHeading___Toc953_2075352930" text:style-name="Index_20_Link" text:visited-style-name="Index_20_Link"><text:s/>OR<text:tab/>3</text:a></text:p>
            <text:p text:style-name="P82"><text:a xlink:type="simple" xlink:href="#__RefHeading___Toc1634_2242988773" text:style-name="Index_20_Link" text:visited-style-name="Index_20_Link">XOR<text:tab/>3</text:a></text:p>
            <text:p text:style-name="P81"><text:a xlink:type="simple" xlink:href="#__RefHeading___Toc14401_703006447" text:style-name="Index_20_Link" text:visited-style-name="Index_20_Link">SELECT<text:tab/>4</text:a></text:p>
            <text:p text:style-name="P82"><text:a xlink:type="simple" xlink:href="#__RefHeading___Toc1125_244296874" text:style-name="Index_20_Link" text:visited-style-name="Index_20_Link">to query multiple tables<text:tab/>4</text:a></text:p>
            <text:p text:style-name="P81"><text:a xlink:type="simple" xlink:href="#__RefHeading___Toc14150_1937033018" text:style-name="Index_20_Link" text:visited-style-name="Index_20_Link">SELECT DISTINCT<text:tab/>4</text:a></text:p>
            <text:p text:style-name="P81"><text:a xlink:type="simple" xlink:href="#__RefHeading___Toc1676_1416014115" text:style-name="Index_20_Link" text:visited-style-name="Index_20_Link">NULL<text:tab/>4</text:a></text:p>
            <text:p text:style-name="P81"><text:a xlink:type="simple" xlink:href="#__RefHeading___Toc1678_1416014115" text:style-name="Index_20_Link" text:visited-style-name="Index_20_Link">DATE<text:tab/>4</text:a></text:p>
            <text:p text:style-name="P81"><text:a xlink:type="simple" xlink:href="#__RefHeading___Toc14154_1937033018" text:style-name="Index_20_Link" text:visited-style-name="Index_20_Link">UPDATE<text:tab/>4</text:a></text:p>
            <text:p text:style-name="P81"><text:a xlink:type="simple" xlink:href="#__RefHeading___Toc1719_1416014115" text:style-name="Index_20_Link" text:visited-style-name="Index_20_Link">REPLACE<text:tab/>4</text:a></text:p>
            <text:p text:style-name="P81"><text:a xlink:type="simple" xlink:href="#__RefHeading___Toc14156_1937033018" text:style-name="Index_20_Link" text:visited-style-name="Index_20_Link">WHERE<text:tab/>4</text:a></text:p>
            <text:p text:style-name="P82"><text:a xlink:type="simple" xlink:href="#__RefHeading___Toc10504_1592907931" text:style-name="Index_20_Link" text:visited-style-name="Index_20_Link">HAVING<text:tab/>4</text:a></text:p>
            <text:p text:style-name="P82"><text:a xlink:type="simple" xlink:href="#__RefHeading___Toc1721_1416014115" text:style-name="Index_20_Link" text:visited-style-name="Index_20_Link">IN<text:tab/>4</text:a></text:p>
            <text:p text:style-name="P81"><text:a xlink:type="simple" xlink:href="#__RefHeading___Toc1723_1416014115" text:style-name="Index_20_Link" text:visited-style-name="Index_20_Link">AS<text:tab/>4</text:a></text:p>
            <text:p text:style-name="P80"><text:a xlink:type="simple" xlink:href="#__RefHeading___Toc1657_1416014115" text:style-name="Index_20_Link" text:visited-style-name="Index_20_Link">numbers<text:tab/>5</text:a></text:p>
            <text:p text:style-name="P81"><text:a xlink:type="simple" xlink:href="#__RefHeading___Toc1659_1416014115" text:style-name="Index_20_Link" text:visited-style-name="Index_20_Link">COUNT<text:tab/>5</text:a></text:p>
            <text:p text:style-name="P81"><text:a xlink:type="simple" xlink:href="#__RefHeading___Toc1661_1416014115" text:style-name="Index_20_Link" text:visited-style-name="Index_20_Link">AVG<text:tab/>5</text:a></text:p>
            <text:p text:style-name="P81"><text:a xlink:type="simple" xlink:href="#__RefHeading___Toc1663_1416014115" text:style-name="Index_20_Link" text:visited-style-name="Index_20_Link">LIMIT<text:tab/>5</text:a></text:p>
            <text:p text:style-name="P81"><text:a xlink:type="simple" xlink:href="#__RefHeading___Toc1665_1416014115" text:style-name="Index_20_Link" text:visited-style-name="Index_20_Link">SUM<text:tab/>5</text:a></text:p>
            <text:p text:style-name="P81"><text:a xlink:type="simple" xlink:href="#__RefHeading___Toc1667_1416014115" text:style-name="Index_20_Link" text:visited-style-name="Index_20_Link">MAX<text:tab/>5</text:a></text:p>
            <text:p text:style-name="P81"><text:a xlink:type="simple" xlink:href="#__RefHeading___Toc14138_1937033018" text:style-name="Index_20_Link" text:visited-style-name="Index_20_Link">MIN<text:tab/>5</text:a></text:p>
            <text:p text:style-name="P81"><text:a xlink:type="simple" xlink:href="#__RefHeading___Toc14146_1937033018" text:style-name="Index_20_Link" text:visited-style-name="Index_20_Link">ROUND<text:tab/>5</text:a></text:p>
            <text:p text:style-name="P82"><text:a xlink:type="simple" xlink:href="#__RefHeading___Toc1680_1416014115" text:style-name="Index_20_Link" text:visited-style-name="Index_20_Link">BETWEEN<text:tab/>5</text:a></text:p>
            <text:p text:style-name="P80"><text:a xlink:type="simple" xlink:href="#__RefHeading___Toc14403_703006447" text:style-name="Index_20_Link" text:visited-style-name="Index_20_Link">inside ruby<text:tab/>6</text:a></text:p>
          </text:index-body>
        </text:table-of-content>
        <text:p text:style-name="Standard"/>
        <text:p text:style-name="P46"><text:span text:style-name="T17">Structured Query Language</text:span> is a special language, often known as a query language, used <text:span text:style-name="T35">to interact with database systems. </text:span></text:p>
        <text:p text:style-name="P50">You can use SQL to create, retrieve, update, and delete data, as well as create and manipulate structures that hold that data. </text:p>
        <text:p text:style-name="P50">Its basic purpose is to support the interaction between a client and a database system.</text:p>
        <text:h text:style-name="P78" text:outline-level="1"><text:bookmark-start text:name="__RefHeading___Toc14230_579920525"/>ruby sqlite3<text:bookmark-end text:name="__RefHeading___Toc14230_579920525"/></text:h>
        <text:p text:style-name="Preformatted_20_Text"><text:span text:style-name="T35">$</text:span> sqlite3 test.db </text:p>
        <text:p text:style-name="P4">where test.db is your chosen database file name. You can then type SQL and press Enter to execute it. To leave the client, you can type .quit on a separate line and press Enter.</text:p>
        <text:h text:style-name="P74" text:outline-level="2"><text:bookmark-start text:name="__RefHeading___Toc1672_1416014115"/>Commands<text:bookmark-end text:name="__RefHeading___Toc1672_1416014115"/></text:h>
        <text:p text:style-name="P55">Clauses perform specific tasks in SQL. By convention, clauses are written </text:p>
        <text:p text:style-name="P57">IN CAPITAL LETTERS. </text:p>
        <text:p text:style-name="P54">Clauses can also be referred to as commands </text:p>
        <text:h text:style-name="P66" text:outline-level="2"><text:bookmark-start text:name="__RefHeading___Toc673_2075352930"/>Parameters<text:bookmark-end text:name="__RefHeading___Toc673_2075352930"/></text:h>
        <text:p text:style-name="P5"><text:span text:style-name="T22">are</text:span> a list of columns, data types, or values that are passed to a clause as an argument. </text:p>
        <text:p text:style-name="P4"/>
        <text:h text:style-name="P72" text:outline-level="2"><text:bookmark-start text:name="__RefHeading___Toc14122_1937033018"/><text:soft-page-break/>CREATE TABLE<text:bookmark-end text:name="__RefHeading___Toc14122_1937033018"/></text:h>
        <text:p text:style-name="Preformatted_20_Text"><text:span text:style-name="Source_20_Text">CREATE TABLE table_name (</text:span></text:p>
        <text:p text:style-name="P19"><text:span text:style-name="Source_20_Text"><text:s text:c="2"/>column_1 datatype, </text:span></text:p>
        <text:p text:style-name="P19"><text:span text:style-name="Source_20_Text"><text:s text:c="2"/>column_2 datatype, </text:span></text:p>
        <text:p text:style-name="P19"><text:span text:style-name="Source_20_Text"><text:s text:c="2"/>column_3 datatype);</text:span></text:p>
        <text:p text:style-name="Standard"><text:span text:style-name="Source_20_Text">CREATE TABLE</text:span> creates a new table in the database. It allows you to specify the name of the table and the name of each column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0"><text:span text:style-name="Source_20_Text">CREATE TABLE artists</text:span></text:p>
              <text:p text:style-name="P20"><text:span text:style-name="Source_20_Text">(id INTEGER PRIMARY KEY, name TEXT);</text:span></text:p>
            </table:table-cell>
          </table:table-row>
          <table:table-row>
            <table:table-cell table:style-name="Table13.A2" office:value-type="string">
              <text:p text:style-name="Preformatted_20_Text">CREATE TABLE people (</text:p>
              <text:p text:style-name="Preformatted_20_Text"><text:s text:c="2"/>id <text:s text:c="4"/>integer primary key,</text:p>
              <text:p text:style-name="Preformatted_20_Text"><text:s text:c="2"/>name <text:s text:c="2"/>varchar(50),</text:p>
              <text:p text:style-name="Preformatted_20_Text"><text:s text:c="2"/>job <text:s text:c="3"/>varchar(50),</text:p>
              <text:p text:style-name="Preformatted_20_Text"><text:s text:c="2"/>gender varchar(6),</text:p>
              <text:p text:style-name="Preformatted_20_Text"><text:s text:c="2"/>age <text:s text:c="3"/>integer);</text:p>
            </table:table-cell>
          </table:table-row>
        </table:table>
        <text:h text:style-name="Heading_20_3" text:outline-level="3"><text:bookmark-start text:name="__RefHeading___Toc1029_244296874"/>Primary Key<text:bookmark-end text:name="__RefHeading___Toc1029_244296874"/></text:h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Standard"><text:span text:style-name="T29">is</text:span> a <text:span text:style-name="T19">unique identifier</text:span><text:span text:style-name="T29"> for each row or record in a given table</text:span></text:p>
            </table:table-cell>
            <table:table-cell table:style-name="Table10.B1" table:number-rows-spanned="2" office:value-type="string">
              <text:p text:style-name="Standard">is literally </text:p>
              <text:p text:style-name="Standard">an <text:span text:style-name="T17">id value</text:span></text:p>
              <text:p text:style-name="Standard">for a record</text:p>
            </table:table-cell>
          </table:table-row>
          <table:table-row table:style-name="Table10.2">
            <table:table-cell table:style-name="Table10.A3" table:number-rows-spanned="2" office:value-type="string">
              <text:p text:style-name="Standard">A table <text:span text:style-name="T17">can not have more than one</text:span> PRIMARY KEY column.</text:p>
            </table:table-cell>
            <table:covered-table-cell/>
          </table:table-row>
          <table:table-row table:style-name="Table10.3">
            <table:covered-table-cell/>
            <table:table-cell table:style-name="Table10.B4" table:number-rows-spanned="2" office:value-type="string">
              <text:p text:style-name="Standard">each value in this column is <text:span text:style-name="T17">unique</text:span> </text:p>
            </table:table-cell>
          </table:table-row>
          <table:table-row>
            <table:table-cell table:style-name="Table10.A1" office:value-type="string">
              <text:p text:style-name="Standard"><text:span text:style-name="T17">None</text:span> of the values in this column are <text:span text:style-name="T17">NULL</text:span></text:p>
            </table:table-cell>
            <table:covered-table-cell/>
          </table:table-row>
        </table:table>
        <text:h text:style-name="Heading_20_3" text:outline-level="3"><text:bookmark-start text:name="__RefHeading___Toc1031_244296874"/>Foreign Key<text:bookmark-end text:name="__RefHeading___Toc1031_244296874"/></text:h>
        <text:p text:style-name="Standard">is a column that contains the primary key of another table in the database. </text:p>
        <text:p text:style-name="Standard">We use foreign keys and primary keys to connect rows in two different tables. </text:p>
        <text:p text:style-name="Standard">One table's foreign key holds the value of another table's primary key. Unlike primary keys, foreign keys <text:span text:style-name="T17">do not need to be unique and can be </text:span><text:span text:style-name="Source_20_Text"><text:span text:style-name="T17">NULL</text:span></text:span><text:span text:style-name="T17">. </text:span></text:p>
        <text:h text:style-name="P66" text:outline-level="2"><text:bookmark-start text:name="__RefHeading___Toc1674_1416014115"/>ALTER TABLE<text:bookmark-end text:name="__RefHeading___Toc1674_1416014115"/></text:h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36"><text:span text:style-name="T17">ALTER TABLE</text:span> table_name </text:p>
              <text:p text:style-name="P36"><text:span text:style-name="T15">ADD COLUMN</text:span><text:span text:style-name="T13"> datatype;</text:span></text:p>
            </table:table-cell>
          </table:table-row>
          <table:table-row>
            <table:table-cell table:style-name="Table1.A2" office:value-type="string">
              <text:p text:style-name="P56">lets you add columns to a table in a database.</text:p>
            </table:table-cell>
          </table:table-row>
        </table:table>
        <text:h text:style-name="Heading_20_2" text:outline-level="2"><text:bookmark-start text:name="__RefHeading___Toc14124_1937033018"/>DELETE<text:bookmark-end text:name="__RefHeading___Toc14124_1937033018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24"><text:span text:style-name="Source_20_Text"><text:span text:style-name="T17">DELETE</text:span></text:span><text:span text:style-name="Source_20_Text"> FROM table_name WHERE some_column = some_value;</text:span></text:p>
              <text:p text:style-name="Standard"><text:span text:style-name="Source_20_Text"><text:span text:style-name="T17">DELETE</text:span></text:span> statements are used to remove rows</text:p>
            </table:table-cell>
          </table:table-row>
          <table:table-row>
            <table:table-cell table:style-name="Table16.A2" office:value-type="string">
              <text:p text:style-name="P24"><text:span text:style-name="T17">DROP TABLE</text:span> table_name; <text:s text:c="3"/></text:p>
              <text:p text:style-name="Preformatted_20_Text">deletes the whole table</text:p>
            </table:table-cell>
          </table:table-row>
        </table:table>
        <text:h text:style-name="P64" text:outline-level="2"><text:bookmark-start text:name="__RefHeading___Toc14395_703006447"/>JOIN<text:bookmark-end text:name="__RefHeading___Toc14395_703006447"/></text:h>
        <text:h text:style-name="P88" text:outline-level="3"><text:bookmark-start text:name="__RefHeading___Toc1121_244296874"/>Inner Join<text:bookmark-end text:name="__RefHeading___Toc1121_244296874"/></text:h>
        <text:p text:style-name="P17"><text:span text:style-name="Source_20_Text">SELECT col_name(s) FROM table_1</text:span></text:p>
        <text:p text:style-name="P17"><text:span text:style-name="Source_20_Text"><text:span text:style-name="T17">JOIN</text:span></text:span><text:span text:style-name="Source_20_Text"> </text:span><text:span text:style-name="Source_20_Text"><text:span text:style-name="T30">table_2 </text:span></text:span><text:span text:style-name="Source_20_Text"><text:span text:style-name="T17">ON</text:span></text:span><text:span text:style-name="Source_20_Text"> </text:span></text:p>
        <text:p text:style-name="P17"><text:span text:style-name="Source_20_Text">table_1.col_name = table_2.col_name;</text:span></text:p>
        <text:p text:style-name="P2">An inner join will combine rows from different tables if the <text:span text:style-name="Emphasis">join condition</text:span> is true.</text:p>
        <text:p text:style-name="P17">SELECT * FROM <text:s/>albums</text:p>
        <text:p text:style-name="P17"><text:s text:c="2"/><text:span text:style-name="T17">JOIN</text:span> <text:span text:style-name="T30">artists</text:span> <text:span text:style-name="T17">ON</text:span></text:p>
        <text:p text:style-name="P17"><text:s text:c="4"/><text:span text:style-name="T17">albums.artist_id</text:span> = <text:span text:style-name="T17">artists.id;</text:span></text:p>
        <text:p text:style-name="P45"><text:span text:style-name="T3">the last line is </text:span><text:span text:style-name="T2">the join condition that describes how the two tables are related to each other. Here, SQL uses the foreign key column </text:span><text:span text:style-name="Source_20_Text"><text:span text:style-name="T17">artist_id</text:span></text:span><text:span text:style-name="T2"> in the </text:span><text:span text:style-name="Source_20_Text"><text:span text:style-name="T17">albums</text:span></text:span><text:span text:style-name="T2"> table to match it with exactly one row in the </text:span><text:span text:style-name="Source_20_Text"><text:span text:style-name="T17">artists</text:span></text:span><text:span text:style-name="T2"> table with the same value in the </text:span><text:span text:style-name="Source_20_Text"><text:span text:style-name="T2">id</text:span></text:span><text:span text:style-name="T2"> column. </text:span></text:p>
        <text:p text:style-name="P45"><text:span text:style-name="T2">We know it will only match one row in the </text:span><text:span text:style-name="Source_20_Text"><text:span text:style-name="T17">artists</text:span></text:span><text:span text:style-name="T2"> table because </text:span><text:span text:style-name="Source_20_Text"><text:span text:style-name="T17">id</text:span></text:span><text:span text:style-name="T2"> is the </text:span><text:span text:style-name="Source_20_Text"><text:span text:style-name="T17">PRIMARY KEY</text:span></text:span><text:span text:style-name="T2"> of </text:span><text:span text:style-name="Source_20_Text"><text:span text:style-name="T17">artists</text:span></text:span><text:span text:style-name="T2">. </text:span></text:p>
        <text:h text:style-name="P89" text:outline-level="3"><text:bookmark-start text:name="__RefHeading___Toc1123_244296874"/>Outer Join<text:bookmark-end text:name="__RefHeading___Toc1123_244296874"/></text:h>
        <text:p text:style-name="P18"><text:span text:style-name="Source_20_Text">SELECT column_name(s) FROM table_1</text:span></text:p>
        <text:p text:style-name="P18"><text:span text:style-name="Source_20_Text">LEFT JOIN table_2</text:span></text:p>
        <text:p text:style-name="P44"><text:span text:style-name="Source_20_Text">ON table_1.column_name = table_2.column_name;</text:span></text:p>
        <text:p text:style-name="P3">do not require the <text:span text:style-name="T17">join condition</text:span> to be met</text:p>
        <text:p text:style-name="Standard"><text:span text:style-name="T2">every row in the </text:span><text:span text:style-name="Emphasis"><text:span text:style-name="T2">left</text:span></text:span><text:span text:style-name="T2"> table is returned in the result set, and if the join condition is not met, then </text:span><text:span text:style-name="Source_20_Text"><text:span text:style-name="T2">NULL</text:span></text:span><text:span text:style-name="T2"> values are used to fill in the columns from the </text:span><text:span text:style-name="Emphasis"><text:span text:style-name="T2">right</text:span></text:span><text:span text:style-name="T2"> table. </text:span>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36">SELECT</text:p>
              <text:p text:style-name="P36"><text:s text:c="2"/>albums.name AS 'Album',</text:p>
              <text:p text:style-name="P36"><text:s text:c="2"/>albums.year,</text:p>
              <text:p text:style-name="P36"><text:s text:c="2"/>artists.name AS 'Artist'</text:p>
              <text:p text:style-name="P36">FROM albums</text:p>
              <text:p text:style-name="P36">JOIN artists ON</text:p>
              <text:p text:style-name="P36"><text:s text:c="2"/>albums.artist_id = artists.id</text:p>
              <text:p text:style-name="P36">WHERE albums.year &gt; 1980;</text:p>
            </table:table-cell>
          </table:table-row>
        </table:table>
        <text:p text:style-name="P97"/>
        <text:p text:style-name="Preformatted_20_Text"/>
        <text:h text:style-name="P90" text:outline-level="3"/>
        <text:h text:style-name="P73" text:outline-level="2"><text:bookmark-start text:name="__RefHeading___Toc14130_1937033018"/><text:soft-page-break/>INSERT<text:bookmark-end text:name="__RefHeading___Toc14130_1937033018"/></text:h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23">INSERT INTO table_name (column_1,</text:p>
              <text:p text:style-name="P22"><text:s/>column_2, column_3) </text:p>
              <text:p text:style-name="P23"><text:span text:style-name="Source_20_Text">VALUES (value_1, 'value_2', value_3);</text:span></text:p>
            </table:table-cell>
          </table:table-row>
          <table:table-row>
            <table:table-cell table:style-name="Table14.A2" office:value-type="string">
              <text:p text:style-name="P47"><text:span text:style-name="Source_20_Text">INSERT</text:span> statements are used to add a new row</text:p>
            </table:table-cell>
          </table:table-row>
          <table:table-row>
            <table:table-cell table:style-name="Table14.A3" office:value-type="string">
              <text:p text:style-name="P47">You can omit the list of columns if the data passed after VALUES is in the correct order:</text:p>
            </table:table-cell>
          </table:table-row>
          <table:table-row>
            <table:table-cell table:style-name="Table14.A1" office:value-type="string">
              <text:p text:style-name="P23">INSERT INTO people VALUES (<text:span text:style-name="T38">1, "</text:span>Chris Scott", 25, "Male", "Technician");</text:p>
            </table:table-cell>
          </table:table-row>
          <table:table-row>
            <table:table-cell table:style-name="Table14.A1" office:value-type="string">
              <text:p text:style-name="P49"><text:span text:style-name="T36">but </text:span>it’s safer and more convenient if</text:p>
              <text:p text:style-name="P49">you specify the columns beforehand</text:p>
            </table:table-cell>
          </table:table-row>
          <table:table-row>
            <table:table-cell table:style-name="Table14.A1" office:value-type="string">
              <text:p text:style-name="Standard">Columns that don’t have any data specified for them will be filled in automatically with</text:p>
              <text:p text:style-name="Standard">the defaults specified in the CREATE TABLE statement for that table</text:p>
            </table:table-cell>
          </table:table-row>
        </table:table>
        <text:h text:style-name="P62" text:outline-level="2"><text:bookmark-start text:name="__RefHeading___Toc14300_579920525"/>GROUP BY<text:bookmark-end text:name="__RefHeading___Toc14300_579920525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1"><text:span text:style-name="Source_20_Text">SELECT COUNT(*)</text:span></text:p>
              <text:p text:style-name="P21"><text:span text:style-name="Source_20_Text">FROM table_name</text:span></text:p>
              <text:p text:style-name="P21">GROUP BY column_name;</text:p>
            </table:table-cell>
            <table:table-cell table:style-name="Table6.B1" office:value-type="string">
              <text:p text:style-name="P11">sintax</text:p>
            </table:table-cell>
          </table:table-row>
          <table:table-row>
            <table:table-cell table:style-name="Table6.A2" office:value-type="string">
              <text:p text:style-name="P21">SELECT price, COUNT(*)</text:p>
              <text:p text:style-name="P21">FROM fake_apps</text:p>
              <text:p text:style-name="P21">GROUP BY price;</text:p>
            </table:table-cell>
            <table:table-cell table:style-name="Table6.B2" office:value-type="string">
              <text:p text:style-name="P11">example</text:p>
            </table:table-cell>
          </table:table-row>
          <table:table-row>
            <table:table-cell table:style-name="Table6.A2" office:value-type="string">
              <text:p text:style-name="P32">SELECT continent, COUNT(name)</text:p>
              <text:p text:style-name="P32"><text:s text:c="2"/>FROM world</text:p>
              <text:p text:style-name="P32"><text:s/>GROUP BY continent</text:p>
            </table:table-cell>
            <table:table-cell table:style-name="Table6.B2" office:value-type="string">
              <text:p text:style-name="P48">show how many countries</text:p>
            </table:table-cell>
          </table:table-row>
        </table:table>
        <text:p text:style-name="Standard">only used with aggregate functions. It is used in collaboration with the <text:span text:style-name="Source_20_Text">SELECT</text:span> statement to arrange identical data into groups.</text:p>
        <text:h text:style-name="P68" text:outline-level="2"><text:bookmark-start text:name="__RefHeading___Toc1715_1416014115"/>ORDER BY<text:bookmark-end text:name="__RefHeading___Toc1715_1416014115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39"><text:span text:style-name="Source_20_Text">SELECT column_name</text:span></text:p>
              <text:p text:style-name="P39"><text:span text:style-name="Source_20_Text">FROM table_name</text:span></text:p>
              <text:p text:style-name="P38"><text:span text:style-name="T17">ORDER BY</text:span> column_name <text:span text:style-name="T17">ASC|DESC;</text:span></text:p>
            </table:table-cell>
            <table:table-cell table:style-name="Table3.B1" office:value-type="string">
              <text:p text:style-name="P13">sintax</text:p>
            </table:table-cell>
          </table:table-row>
          <table:table-row>
            <table:table-cell table:style-name="Table3.A2" office:value-type="string">
              <text:p text:style-name="P39">SELECT * FROM movies</text:p>
              <text:p text:style-name="P39"><text:span text:style-name="T17">ORDER B</text:span><text:span text:style-name="T18">Y</text:span> imdb_rating <text:span text:style-name="T17">DESC</text:span>;</text:p>
            </table:table-cell>
            <table:table-cell table:style-name="Table3.B2" office:value-type="string">
              <text:p text:style-name="P13">example</text:p>
            </table:table-cell>
          </table:table-row>
          <table:table-row>
            <table:table-cell table:style-name="Table3.A2" office:value-type="string">
              <text:p text:style-name="P39">ORDER BY subject,winner</text:p>
            </table:table-cell>
            <table:table-cell table:style-name="Table3.B2" office:value-type="string">
              <text:p text:style-name="Standard"><text:span text:style-name="T46">2</text:span> things</text:p>
            </table:table-cell>
          </table:table-row>
        </table:table>
        <text:p text:style-name="P58">indicates you want to sort the result set by a particular column either alphabetic or numerical</text:p>
        <text:h text:style-name="P65" text:outline-level="2"/>
        <text:h text:style-name="P71" text:outline-level="2"><text:bookmark-start text:name="__RefHeading___Toc14132_1937033018"/>LIKE<text:bookmark-end text:name="__RefHeading___Toc14132_1937033018"/></text:h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5"><text:span text:style-name="Source_20_Text">SELECT column_name(s)</text:span></text:p>
              <text:p text:style-name="P25"><text:span text:style-name="Source_20_Text">FROM table_name</text:span></text:p>
              <text:p text:style-name="Preformatted_20_Text"><text:span text:style-name="Source_20_Text">WHERE column_name LIKE pattern;</text:span></text:p>
            </table:table-cell>
          </table:table-row>
        </table:table>
        <text:p text:style-name="Text_20_body">can be a useful operator when you want to compare similar values. </text:p>
        <text:p text:style-name="Preformatted_20_Text"><text:span text:style-name="Source_20_Text">SELECT * FROM movies</text:span></text:p>
        <text:p text:style-name="Preformatted_20_Text"><text:span text:style-name="Source_20_Text">WHERE name </text:span><text:span text:style-name="Source_20_Text"><text:span text:style-name="T17">LIKE 'Se_en'</text:span></text:span><text:span text:style-name="Source_20_Text">;</text:span></text:p>
        <text:h text:style-name="Heading_20_3" text:outline-level="3"><text:bookmark-start text:name="__RefHeading___Toc787_2075352930"/><text:span text:style-name="Source_20_Text">_ </text:span><text:span text:style-name="Source_20_Text"><text:span text:style-name="T23">underscore</text:span></text:span><text:bookmark-end text:name="__RefHeading___Toc787_2075352930"/></text:h>
        <text:p text:style-name="Standard">means you can substitute any individual character without breaking the pattern. </text:p>
        <text:h text:style-name="Heading_20_3" text:outline-level="3"><text:bookmark-start text:name="__RefHeading___Toc789_2075352930"/><text:span text:style-name="Source_20_Text">% </text:span><text:span text:style-name="Source_20_Text"><text:span text:style-name="T23">percent</text:span></text:span><text:bookmark-end text:name="__RefHeading___Toc789_2075352930"/></text:h>
        <text:p text:style-name="Standard">is a wildcard character that matches zero or more missing letters in the pattern.</text:p>
        <text:p text:style-name="Standard"><text:span text:style-name="Source_20_Text"><text:span text:style-name="T25">A%</text:span></text:span><text:span text:style-name="Source_20_Text"><text:span text:style-name="T24"> </text:span></text:span>matches all movies that <text:span text:style-name="T17">begin</text:span> with "<text:span text:style-name="Source_20_Text"><text:span text:style-name="T24">A</text:span></text:span>" </text:p>
        <text:p text:style-name="P52"><text:span text:style-name="Source_20_Text"><text:span text:style-name="T25">%a</text:span></text:span><text:span text:style-name="Source_20_Text"><text:span text:style-name="T24"> </text:span></text:span>matches all movies that <text:span text:style-name="T17">end</text:span> with "<text:span text:style-name="Source_20_Text"><text:span text:style-name="T24">a</text:span></text:span>" 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25"><text:span text:style-name="Source_20_Text">SELECT * FROM movies </text:span></text:p>
              <text:p text:style-name="P25"><text:span text:style-name="Source_20_Text">WHERE name LIKE '%man%';</text:span></text:p>
            </table:table-cell>
          </table:table-row>
        </table:table>
        <text:p text:style-name="Standard">You can use % <text:span text:style-name="T17">both before and after</text:span> a pattern. </text:p>
        <text:h text:style-name="P91" text:outline-level="3"><text:bookmark-start text:name="__RefHeading___Toc10502_1592907931"/>concat<text:bookmark-end text:name="__RefHeading___Toc10502_1592907931"/></text:h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reformatted_20_Text">concat(name,'%City%')<text:span text:style-name="T41"> </text:span><text:span text:style-name="T33">(</text:span><text:span text:style-name="T32">Mexico City</text:span><text:span text:style-name="T33">, etc)</text:span></text:p>
            </table:table-cell>
          </table:table-row>
          <table:table-row>
            <table:table-cell table:style-name="Table28.A2" office:value-type="string">
              <text:p text:style-name="P33">concat('%', name, '%')</text:p>
            </table:table-cell>
          </table:table-row>
        </table:table>
        <text:h text:style-name="P83" text:outline-level="2"><text:bookmark-start text:name="__RefHeading___Toc1717_1416014115"/>Booleans<text:bookmark-end text:name="__RefHeading___Toc1717_1416014115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h text:style-name="P92" text:outline-level="3"><text:bookmark-start text:name="__RefHeading___Toc951_2075352930"/>AND<text:bookmark-end text:name="__RefHeading___Toc951_2075352930"/></text:h>
            </table:table-cell>
            <table:table-cell table:style-name="Table4.A1" office:value-type="string">
              <text:h text:style-name="P93" text:outline-level="3"><text:bookmark-start text:name="__RefHeading___Toc953_2075352930"/><text:s text:c="2"/>OR<text:bookmark-end text:name="__RefHeading___Toc953_2075352930"/></text:h>
            </table:table-cell>
            <table:table-cell table:style-name="Table4.C1" table:number-rows-spanned="3" office:value-type="string">
              <text:p text:style-name="P37"><text:span text:style-name="Source_20_Text"/></text:p>
              <text:p text:style-name="P37"><text:span text:style-name="Source_20_Text"/></text:p>
              <text:p text:style-name="P37"><text:span text:style-name="Source_20_Text">SELECT * </text:span></text:p>
              <text:p text:style-name="P37"><text:span text:style-name="Source_20_Text">FROM friends WHERE h&gt; 25 </text:span><text:span text:style-name="Source_20_Text"><text:span text:style-name="T17">AND</text:span></text:span><text:span text:style-name="Source_20_Text"> s='cat';</text:span> </text:p>
            </table:table-cell>
          </table:table-row>
          <table:table-row>
            <table:table-cell table:style-name="Table4.A2" table:number-columns-spanned="2" office:value-type="string">
              <text:p text:style-name="P39"><text:span text:style-name="Source_20_Text">SELECT column_name(s)</text:span></text:p>
              <text:p text:style-name="P39"><text:span text:style-name="Source_20_Text">FROM table_name</text:span></text:p>
              <text:p text:style-name="P39"><text:span text:style-name="Source_20_Text">WHERE column_1 = value_1</text:span></text:p>
            </table:table-cell>
            <table:covered-table-cell/>
            <table:covered-table-cell/>
          </table:table-row>
          <table:table-row>
            <table:table-cell table:style-name="Table4.A2" office:value-type="string">
              <text:p text:style-name="P39"><text:span text:style-name="T17">AND</text:span> </text:p>
              <text:p text:style-name="P39">column_2 = value_2;</text:p>
            </table:table-cell>
            <table:table-cell table:style-name="Table4.A2" office:value-type="string">
              <text:p text:style-name="P39"><text:span text:style-name="T17">OR</text:span> </text:p>
              <text:p text:style-name="P39">column_name = value_2;</text:p>
            </table:table-cell>
            <table:covered-table-cell/>
          </table:table-row>
          <table:table-row>
            <table:table-cell table:style-name="Table4.A2" office:value-type="string">
              <text:h text:style-name="P94" text:outline-level="3"><text:bookmark-start text:name="__RefHeading___Toc1634_2242988773"/>XOR<text:bookmark-end text:name="__RefHeading___Toc1634_2242988773"/></text:h>
            </table:table-cell>
            <table:table-cell table:style-name="Table4.B4" table:number-columns-spanned="2" office:value-type="string">
              <text:p text:style-name="P39">WHERE population &gt; 250</text:p>
              <text:p text:style-name="P39"><text:span text:style-name="T17">XOR</text:span> area &gt; 3000</text:p>
            </table:table-cell>
            <table:covered-table-cell/>
          </table:table-row>
          <table:table-row>
            <table:table-cell table:style-name="Table4.B4" table:number-columns-spanned="3" office:value-type="string">
              <text:p text:style-name="P58">Exclusive OR (XOR). countries that are big by area or big by population but not both</text:p>
            </table:table-cell>
            <table:covered-table-cell/>
            <table:covered-table-cell/>
          </table:table-row>
        </table:table>
        <text:h text:style-name="P68" text:outline-level="2"/>
        <text:h text:style-name="P63" text:outline-level="2"/>
        <text:h text:style-name="P63" text:outline-level="2"/>
        <text:h text:style-name="P70" text:outline-level="2"><text:bookmark-start text:name="__RefHeading___Toc14401_703006447"/><text:soft-page-break/>SELECT<text:bookmark-end text:name="__RefHeading___Toc14401_703006447"/></text:h>
        <text:p text:style-name="P25"><text:span text:style-name="Source_20_Text">SELECT column_name FROM table_name;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51"><text:span text:style-name="Source_20_Text">SELECT</text:span> statements are used to fetch data from a database. Every query will begin with SELECT.</text:p>
            </table:table-cell>
            <table:table-cell table:style-name="Table15.B1" office:value-type="string">
              <text:p text:style-name="P51"><text:span text:style-name="Source_20_Text">SELECT</text:span> statements always return a new table called the <text:span text:style-name="Emphasis">result set</text:span>. <text:s/></text:p>
            </table:table-cell>
          </table:table-row>
        </table:table>
        <text:h text:style-name="P95" text:outline-level="3"><text:bookmark-start text:name="__RefHeading___Toc1125_244296874"/>to query multiple tables <text:bookmark-end text:name="__RefHeading___Toc1125_244296874"/></text:h>
        <text:p text:style-name="P25"><text:span text:style-name="Source_20_Text">SELECT </text:span><text:span text:style-name="Source_20_Text"><text:span text:style-name="T17">albums</text:span></text:span><text:span text:style-name="Source_20_Text">.name, </text:span><text:span text:style-name="Source_20_Text"><text:span text:style-name="T30">artists</text:span></text:span><text:span text:style-name="Source_20_Text">.name </text:span></text:p>
        <text:p text:style-name="P25"><text:span text:style-name="Source_20_Text"><text:s text:c="2"/>FROM </text:span><text:span text:style-name="Source_20_Text"><text:span text:style-name="T17">albums</text:span></text:span><text:span text:style-name="Source_20_Text">, <text:tab/> <text:s/></text:span><text:span text:style-name="Source_20_Text"><text:span text:style-name="T30">artists;</text:span></text:span></text:p>
        <text:h text:style-name="P63" text:outline-level="2"><text:bookmark-start text:name="__RefHeading___Toc14150_1937033018"/>SELECT DISTINCT<text:bookmark-end text:name="__RefHeading___Toc14150_1937033018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25">SELECT DISTINCT column_name </text:p>
              <text:p text:style-name="P9">FROM table_name;</text:p>
            </table:table-cell>
            <table:table-cell table:style-name="Table19.B1" office:value-type="string">
              <text:p text:style-name="P6">is used to return unique values in the result set. It filters out all duplicate values </text:p>
            </table:table-cell>
          </table:table-row>
        </table:table>
        <text:h text:style-name="P67" text:outline-level="2"><text:bookmark-start text:name="__RefHeading___Toc1676_1416014115"/>NULL<text:bookmark-end text:name="__RefHeading___Toc1676_1416014115"/></text:h>
        <text:p text:style-name="P36">SELECT * FROM family_members</text:p>
        <text:p text:style-name="P36">WHERE favorite_book IS NOT <text:span text:style-name="T17">NULL</text:span>;</text:p>
        <text:h text:style-name="P66" text:outline-level="2"><text:bookmark-start text:name="__RefHeading___Toc1678_1416014115"/>DATE<text:bookmark-end text:name="__RefHeading___Toc1678_1416014115"/></text:h>
        <text:p text:style-name="P36">SELECT * FROM celebs_born</text:p>
        <text:p text:style-name="P36">WHERE birthdate &gt; '1980-01-31';</text:p>
        <text:h text:style-name="Heading_20_2" text:outline-level="2"><text:bookmark-start text:name="__RefHeading___Toc14154_1937033018"/>UPDATE<text:bookmark-end text:name="__RefHeading___Toc14154_1937033018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28"><text:span text:style-name="Source_20_Text"><text:span text:style-name="T17">UPDATE</text:span></text:span><text:span text:style-name="Source_20_Text"> table_name</text:span></text:p>
              <text:p text:style-name="P28"><text:span text:style-name="Source_20_Text"><text:span text:style-name="T17">SET</text:span></text:span><text:span text:style-name="Source_20_Text"> some_column = some_value</text:span></text:p>
              <text:p text:style-name="Preformatted_20_Text"><text:span text:style-name="Source_20_Text">WHERE some_column = some_value;</text:span></text:p>
            </table:table-cell>
          </table:table-row>
          <table:table-row>
            <table:table-cell table:style-name="Table20.A2" office:value-type="string">
              <text:p text:style-name="P27"><text:span text:style-name="T17">UPDATE</text:span> people <text:span text:style-name="T17">SET</text:span> name = "Christopher" WHERE name = "Chris";</text:p>
            </table:table-cell>
          </table:table-row>
        </table:table>
        <text:p text:style-name="Standard"><text:span text:style-name="Source_20_Text"><text:span text:style-name="T26">UPDATE</text:span></text:span> stat<text:span text:style-name="T37">e</text:span>ments allow you to edit rows </text:p>
        <text:h text:style-name="P69" text:outline-level="2"><text:bookmark-start text:name="__RefHeading___Toc1719_1416014115"/>REPLACE<text:bookmark-end text:name="__RefHeading___Toc1719_1416014115"/></text:h>
        <text:p text:style-name="P34">SELECT name, <text:span text:style-name="T17">REPLACE</text:span>(capital,name,'') FROM world WHERE capital LIKE concat(name, '_%')</text:p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59">name</text:p>
            </table:table-cell>
            <table:table-cell table:style-name="Table25.B1" office:value-type="string">
              <text:p text:style-name="P59">REPLACE(capit<text:span text:style-name="T42">al)</text:span></text:p>
            </table:table-cell>
          </table:table-row>
          <table:table-row>
            <table:table-cell table:style-name="Table25.A2" office:value-type="string">
              <text:p text:style-name="P58">Monaco</text:p>
            </table:table-cell>
            <table:table-cell table:style-name="Table25.B2" office:value-type="string">
              <text:p text:style-name="P58">-Ville</text:p>
            </table:table-cell>
          </table:table-row>
          <table:table-row>
            <table:table-cell table:style-name="Table25.A2" office:value-type="string">
              <text:p text:style-name="P58">Mexico</text:p>
            </table:table-cell>
            <table:table-cell table:style-name="Table25.B2" office:value-type="string">
              <text:p text:style-name="P58">City</text:p>
            </table:table-cell>
          </table:table-row>
        </table:table>
        <text:h text:style-name="P101" text:outline-level="3"/>
        <text:h text:style-name="P75" text:outline-level="2"><text:bookmark-start text:name="__RefHeading___Toc14156_1937033018"/>WHERE<text:bookmark-end text:name="__RefHeading___Toc14156_1937033018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6"><text:span text:style-name="Source_20_Text">SELECT column_name(s)</text:span></text:p>
              <text:p text:style-name="P26"><text:span text:style-name="Source_20_Text">FROM table_name</text:span></text:p>
              <text:p text:style-name="Preformatted_20_Text"><text:span text:style-name="Source_20_Text"><text:span text:style-name="T17">WHERE</text:span></text:span><text:span text:style-name="Source_20_Text"> column_name operator value;</text:span></text:p>
            </table:table-cell>
          </table:table-row>
        </table:table>
        <text:p text:style-name="Standard"><text:span text:style-name="Source_20_Text"><text:span text:style-name="T26">WHERE</text:span></text:span> is a clause that indicates you want to filter the result set to include only rows where the following <text:span text:style-name="Emphasis">condition</text:span> is true.</text:p>
        <text:p text:style-name="Standard">Common operators used with <text:span text:style-name="Source_20_Text"><text:span text:style-name="T26">WHERE</text:span></text:span> <text:s/>ar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8">= <text:s/>!= <text:s/>&gt; <text:s/>&lt; <text:s/>&gt;= <text:s/>&lt;=</text:p>
              <text:p text:style-name="P42"><text:span text:style-name="Source_20_Text"><text:span text:style-name="T17"/></text:span></text:p>
              <text:p text:style-name="P42"><text:span text:style-name="Source_20_Text"><text:span text:style-name="T17">&lt;&gt;</text:span></text:span> </text:p>
            </table:table-cell>
            <table:table-cell table:style-name="Table12.B1" office:value-type="string">
              <text:p text:style-name="Preformatted_20_Text">SELECT COUNT(*) <text:s text:c="4"/><text:span text:style-name="T31">example</text:span></text:p>
              <text:p text:style-name="Preformatted_20_Text">FROM friends_of_pickles</text:p>
              <text:p text:style-name="Preformatted_20_Text">WHERE species = 'dog';</text:p>
              <text:p text:style-name="Preformatted_20_Text"/>
              <text:p text:style-name="P16">not equal</text:p>
            </table:table-cell>
          </table:table-row>
        </table:table>
        <text:h text:style-name="Heading_20_3" text:outline-level="3"><text:bookmark-start text:name="__RefHeading___Toc10504_1592907931"/>HAVING<text:bookmark-end text:name="__RefHeading___Toc10504_1592907931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office:value-type="string">
              <text:p text:style-name="P43">HAVING</text:p>
            </table:table-cell>
            <table:table-cell table:style-name="Table27.B1" office:value-type="string">
              <text:p text:style-name="P43">WHERE</text:p>
            </table:table-cell>
          </table:table-row>
          <table:table-row>
            <table:table-cell table:style-name="Table27.A2" office:value-type="string">
              <text:p text:style-name="P58">used to check conditions after the aggregation takes place</text:p>
            </table:table-cell>
            <table:table-cell table:style-name="Table27.B2" office:value-type="string">
              <text:p text:style-name="P58">used before the aggregation takes place</text:p>
            </table:table-cell>
          </table:table-row>
        </table:table>
        <text:h text:style-name="P94" text:outline-level="3"><text:bookmark-start text:name="__RefHeading___Toc1721_1416014115"/>IN<text:bookmark-end text:name="__RefHeading___Toc1721_1416014115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39">SELECT * FROM friends_of_pickles </text:p>
              <text:p text:style-name="P39">WHERE species <text:span text:style-name="T17">IN</text:span> ('cat', 'human');</text:p>
            </table:table-cell>
          </table:table-row>
        </table:table>
        <text:p text:style-name="Standard">would return the <text:span text:style-name="Strong_20_Emphasis"><text:span text:style-name="T2">friends_of_pickles</text:span></text:span> that are <text:span text:style-name="T17">either</text:span> a cat or a human. </text:p>
        <text:p text:style-name="Standard">To find rows that are not in a list, use<text:span text:style-name="T17"> </text:span><text:span text:style-name="Source_20_Text"><text:span text:style-name="T17">NOT IN</text:span></text:span> </text:p>
        <text:p text:style-name="P60">you can use parenthesis to group many <text:span text:style-name="T13">WHERE</text:span></text:p>
        <text:p text:style-name="P40">WHERE (product &gt; 3 AND category = 75)</text:p>
        <text:p text:style-name="P40"/>
        <text:p text:style-name="P58">the <text:span text:style-name="T16">population</text:span> is larger than that of 'Russia'. 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41">SELECT name FROM world</text:p>
              <text:p text:style-name="P41"><text:s text:c="2"/>WHERE population &gt;</text:p>
              <text:p text:style-name="P41"><text:s text:c="5"/>(SELECT population FROM world</text:p>
              <text:p text:style-name="P10"><text:s text:c="6"/>WHERE name='Russia')</text:p>
            </table:table-cell>
          </table:table-row>
        </table:table>
        <text:h text:style-name="P68" text:outline-level="2"><text:bookmark-start text:name="__RefHeading___Toc1723_1416014115"/>AS<text:bookmark-end text:name="__RefHeading___Toc1723_1416014115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39">SELECT column_name</text:p>
              <text:p text:style-name="P39"><text:s text:c="2"/>AS 'Alias'</text:p>
              <text:p text:style-name="P39">FROM table_name;</text:p>
            </table:table-cell>
            <table:table-cell table:style-name="Table11.B1" office:value-type="string">
              <text:p text:style-name="P39">albums.name </text:p>
              <text:p text:style-name="P39">AS 'Album' </text:p>
            </table:table-cell>
          </table:table-row>
        </table:table>
        <text:p text:style-name="P60"><text:span text:style-name="Source_20_Text">AS</text:span> is a keyword in SQL that allows you to rename a column or table using an <text:span text:style-name="Emphasis">alias</text:span>.</text:p>
        <text:h text:style-name="P77" text:outline-level="1"><text:bookmark-start text:name="__RefHeading___Toc1657_1416014115"/><text:soft-page-break/>numbers<text:bookmark-end text:name="__RefHeading___Toc1657_1416014115"/></text:h>
        <text:h text:style-name="P66" text:outline-level="2"><text:bookmark-start text:name="__RefHeading___Toc1659_1416014115"/>COUNT<text:bookmark-end text:name="__RefHeading___Toc1659_1416014115"/>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36">SELECT <text:span text:style-name="T17">COUNT</text:span>(column_name)</text:p>
              <text:p text:style-name="P36">FROM table_name;</text:p>
            </table:table-cell>
            <table:table-cell table:style-name="Table5.B1" office:value-type="string">
              <text:p text:style-name="P12">sintax</text:p>
            </table:table-cell>
          </table:table-row>
          <table:table-row>
            <table:table-cell table:style-name="Table5.A2" office:value-type="string">
              <text:p text:style-name="P36">SELECT <text:span text:style-name="T17">COUNT</text:span>(*) </text:p>
              <text:p text:style-name="P36">FROM fake_apps;</text:p>
            </table:table-cell>
            <table:table-cell table:style-name="Table5.B2" office:value-type="string">
              <text:p text:style-name="P12">example</text:p>
            </table:table-cell>
          </table:table-row>
        </table:table>
        <text:p text:style-name="Standard">takes the name of a column as an argument and counts the number of rows where the column is not <text:span text:style-name="Source_20_Text">NULL</text:span>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36"><text:span text:style-name="T17">SELECT</text:span> price, <text:span text:style-name="T17">COUNT</text:span>(*) <text:span text:style-name="T17">FROM</text:span> fake_apps</text:p>
              <text:p text:style-name="P35"><text:span text:style-name="T17">WHERE</text:span> downloads &gt;20000 <text:span text:style-name="T17">GROUP</text:span> <text:span text:style-name="T17">BY</text:span> price;</text:p>
            </table:table-cell>
          </table:table-row>
        </table:table>
        <text:h text:style-name="P66" text:outline-level="2"><text:bookmark-start text:name="__RefHeading___Toc1661_1416014115"/>AVG<text:bookmark-end text:name="__RefHeading___Toc1661_1416014115"/></text:h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36"><text:span text:style-name="Source_20_Text">SELECT </text:span><text:span text:style-name="Source_20_Text"><text:span text:style-name="T17">AVG</text:span></text:span><text:span text:style-name="Source_20_Text">(column_name)</text:span></text:p>
              <text:p text:style-name="P36"><text:span text:style-name="Source_20_Text">FROM table_name;</text:span></text:p>
            </table:table-cell>
          </table:table-row>
        </table:table>
        <text:p text:style-name="P53">returns the average value for a numeric column.</text:p>
        <text:h text:style-name="P66" text:outline-level="2"><text:bookmark-start text:name="__RefHeading___Toc1663_1416014115"/>LIMIT<text:bookmark-end text:name="__RefHeading___Toc1663_1416014115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6">SELECT column_name(s)</text:p>
              <text:p text:style-name="P36">FROM table_name</text:p>
              <text:p text:style-name="P15">LIMIT number;</text:p>
            </table:table-cell>
            <table:table-cell table:style-name="Table2.B1" office:value-type="string">
              <text:p text:style-name="P12">sintax</text:p>
            </table:table-cell>
          </table:table-row>
          <table:table-row>
            <table:table-cell table:style-name="Table2.A2" office:value-type="string">
              <text:p text:style-name="P36">SELECT * FROM movies</text:p>
              <text:p text:style-name="P36">ORDER BY imdb_rating ASC</text:p>
              <text:p text:style-name="P15">LIMIT 3;</text:p>
            </table:table-cell>
            <table:table-cell table:style-name="Table2.B2" office:value-type="string">
              <text:p text:style-name="P12">example</text:p>
            </table:table-cell>
          </table:table-row>
        </table:table>
        <text:p text:style-name="P53">lets you specify the maximum number of rows the result set will have. <text:span text:style-name="T34">(o limit(1))</text:span></text:p>
        <text:h text:style-name="P66" text:outline-level="2"><text:bookmark-start text:name="__RefHeading___Toc1665_1416014115"/>SUM<text:bookmark-end text:name="__RefHeading___Toc1665_1416014115"/>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36"><text:span text:style-name="Source_20_Text">SELECT </text:span><text:span text:style-name="Source_20_Text"><text:span text:style-name="T17">SUM</text:span></text:span><text:span text:style-name="Source_20_Text">(column_name)</text:span></text:p>
              <text:p text:style-name="P36">FROM table_name;</text:p>
            </table:table-cell>
            <table:table-cell table:style-name="Table7.B1" office:value-type="string">
              <text:p text:style-name="P12">sintax</text:p>
            </table:table-cell>
          </table:table-row>
          <table:table-row table:style-name="Table7.2">
            <table:table-cell table:style-name="Table7.A2" office:value-type="string">
              <text:p text:style-name="P36">SELECT <text:span text:style-name="T17">SUM</text:span>(downloads)</text:p>
              <text:p text:style-name="P36">FROM fake_apps;</text:p>
            </table:table-cell>
            <table:table-cell table:style-name="Table7.B2" office:value-type="string">
              <text:p text:style-name="P12">example</text:p>
            </table:table-cell>
          </table:table-row>
        </table:table>
        <text:p text:style-name="P7">takes the name of a column as an argument and returns the sum of all the values in that column.</text:p>
        <text:h text:style-name="P66" text:outline-level="2"><text:bookmark-start text:name="__RefHeading___Toc1667_1416014115"/>MAX<text:bookmark-end text:name="__RefHeading___Toc1667_1416014115"/></text:h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36">SELECT MAX(column_name)</text:p>
              <text:p text:style-name="P36">FROM table_name;</text:p>
            </table:table-cell>
            <table:table-cell table:style-name="Table8.B1" office:value-type="string">
              <text:p text:style-name="P36">sintax</text:p>
            </table:table-cell>
          </table:table-row>
          <table:table-row>
            <table:table-cell table:style-name="Table8.A2" office:value-type="string">
              <text:p text:style-name="P36">SELECT MAX(downloads) </text:p>
              <text:p text:style-name="P36">FROM fake_apps;</text:p>
            </table:table-cell>
            <table:table-cell table:style-name="Table8.B2" office:value-type="string">
              <text:p text:style-name="P36">example</text:p>
            </table:table-cell>
          </table:table-row>
        </table:table>
        <text:p text:style-name="P54">takes the name of a column as an argument and returns the largest value in that column.</text:p>
        <text:p text:style-name="P36">SELECT name, category, MAX(downloads)</text:p>
        <text:p text:style-name="P36">FROM fake_apps GROUP BY category;</text:p>
        <text:h text:style-name="P66" text:outline-level="2"><text:bookmark-start text:name="__RefHeading___Toc14138_1937033018"/>MIN<text:bookmark-end text:name="__RefHeading___Toc14138_1937033018"/></text:h>
        <text:p text:style-name="P36"><text:span text:style-name="Source_20_Text">SELECT </text:span><text:span text:style-name="Source_20_Text"><text:span text:style-name="T17">MIN</text:span></text:span><text:span text:style-name="Source_20_Text">(column_name)</text:span></text:p>
        <text:p text:style-name="P36"><text:span text:style-name="Source_20_Text">FROM table_name;</text:span></text:p>
        <text:p text:style-name="P54"><text:span text:style-name="Source_20_Text">MIN()</text:span> is a function that takes the name of a column as an argument and returns the smallest value in that column.</text:p>
        <text:h text:style-name="P66" text:outline-level="2"><text:bookmark-start text:name="__RefHeading___Toc14146_1937033018"/>ROUND<text:bookmark-end text:name="__RefHeading___Toc14146_1937033018"/></text:h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36">SELECT <text:span text:style-name="T17">ROUND</text:span>(column_name,in<text:span text:style-name="T28">t</text:span>)</text:p>
              <text:p text:style-name="P36">FROM table_name;</text:p>
            </table:table-cell>
            <table:table-cell table:style-name="Table9.B1" office:value-type="string">
              <text:p text:style-name="P12">sintax</text:p>
            </table:table-cell>
          </table:table-row>
          <table:table-row>
            <table:table-cell table:style-name="Table9.A2" office:value-type="string">
              <text:p text:style-name="P36">SELECT price, <text:span text:style-name="T17">ROUND</text:span>(AVG(downloads),2)</text:p>
            </table:table-cell>
            <table:table-cell table:style-name="Table9.B2" office:value-type="string">
              <text:p text:style-name="P12">example</text:p>
            </table:table-cell>
          </table:table-row>
        </table:table>
        <text:p text:style-name="P36"><text:span text:style-name="Source_20_Text"/></text:p>
        <text:p text:style-name="P54">takes a column name and an integer as an argument. </text:p>
        <text:p text:style-name="P53">It rounds the values in the column to the number of decimal places specified by the integer.</text:p>
        <text:h text:style-name="P96" text:outline-level="3"><text:bookmark-start text:name="__RefHeading___Toc1680_1416014115"/>BETWEEN<text:bookmark-end text:name="__RefHeading___Toc1680_1416014115"/></text:h>
        <table:table table:name="Table31" table:style-name="Table31">
          <table:table-column table:style-name="Table31.A"/>
          <table:table-row>
            <table:table-cell table:style-name="Table31.A1" office:value-type="string">
              <text:p text:style-name="P36"><text:span text:style-name="Source_20_Text">SELECT column(s)</text:span><text:span text:style-name="Source_20_Text"><text:span text:style-name="T45"> </text:span></text:span><text:span text:style-name="Source_20_Text">FROM table_name</text:span></text:p>
              <text:p text:style-name="P36"><text:span text:style-name="Source_20_Text">WHERE column </text:span></text:p>
              <text:p text:style-name="P36"><text:span text:style-name="Source_20_Text"><text:span text:style-name="T17">BETWEEN</text:span></text:span><text:span text:style-name="Source_20_Text"> value_1 AND value_2;</text:span></text:p>
            </table:table-cell>
          </table:table-row>
          <table:table-row>
            <table:table-cell table:style-name="Table31.A2" office:value-type="string">
              <text:p text:style-name="P36"><text:span text:style-name="Source_20_Text">SELECT * FROM movies</text:span></text:p>
              <text:p text:style-name="P36"><text:span text:style-name="Source_20_Text">WHERE name </text:span><text:span text:style-name="Source_20_Text"><text:span text:style-name="T17">BETWEEN 'A' AND 'J';</text:span></text:span></text:p>
            </table:table-cell>
          </table:table-row>
        </table:table>
        <text:p text:style-name="P85"><text:span text:style-name="T44">The </text:span><text:span text:style-name="Source_20_Text"><text:span text:style-name="T27">BETWEEN</text:span></text:span><text:span text:style-name="T44"> operator is used to filter the result set within a certain range. The values can be </text:span><text:span text:style-name="T20">numbers, text or dates.</text:span></text:p>
        <text:h text:style-name="P110" text:outline-level="1"/>
        <text:h text:style-name="P111" text:outline-level="1">time</text:h>
        <text:p text:style-name="P86">SQLite supports 5 date and time functions:</text:p>
        <table:table table:name="Table33" table:style-name="Table33">
          <table:table-column table:style-name="Table33.A"/>
          <table:table-row>
            <table:table-cell table:style-name="Table33.A1" office:value-type="string">
              <text:p text:style-name="Preformatted_20_Text"><text:span text:style-name="T21"><text:s text:c="5"/></text:span><text:span text:style-name="T17">date</text:span>(timestring<text:span text:style-name="T47">, mod, mod, ...)</text:span></text:p>
            </table:table-cell>
          </table:table-row>
          <table:table-row>
            <table:table-cell table:style-name="Table33.A2" office:value-type="string">
              <text:p text:style-name="P102"><text:span text:style-name="T17"><text:s text:c="5"/>time</text:span>(timestring, mod, mod, ...)</text:p>
            </table:table-cell>
          </table:table-row>
          <table:table-row>
            <table:table-cell table:style-name="Table33.A2" office:value-type="string">
              <text:p text:style-name="P102"><text:span text:style-name="T17"><text:s/>datetime</text:span>(timestrig, mod, mod, ...)</text:p>
            </table:table-cell>
          </table:table-row>
          <table:table-row>
            <table:table-cell table:style-name="Table33.A2" office:value-type="string">
              <text:p text:style-name="P102"><text:span text:style-name="T17">julianday</text:span>(timestring, mod, mod...)</text:p>
            </table:table-cell>
          </table:table-row>
          <table:table-row>
            <table:table-cell table:style-name="Table33.A2" office:value-type="string">
              <text:p text:style-name="P102"><text:span text:style-name="T17">strftime</text:span>(format, timestring, mod, mo</text:p>
            </table:table-cell>
          </table:table-row>
        </table:table>
        <text:h text:style-name="Heading_20_2" text:outline-level="2"><text:tab/><text:span text:style-name="T47">strftime</text:span></text:h>
        <table:table table:name="Table34" table:style-name="Table34">
          <table:table-column table:style-name="Table34.A"/>
          <table:table-column table:style-name="Table34.B" table:number-columns-repeated="2"/>
          <table:table-row>
            <table:table-cell table:style-name="Table34.A1" office:value-type="string">
              <text:p text:style-name="Preformatted_20_Text">%d</text:p>
            </table:table-cell>
            <table:table-cell table:style-name="Table34.B1" office:value-type="string">
              <text:p text:style-name="Standard">day of month </text:p>
            </table:table-cell>
            <table:table-cell table:style-name="Table34.C1" office:value-type="string">
              <text:p text:style-name="Preformatted_20_Text">00</text:p>
            </table:table-cell>
          </table:table-row>
          <table:table-row>
            <table:table-cell table:style-name="Table34.A2" office:value-type="string">
              <text:p text:style-name="Preformatted_20_Text">%<text:span text:style-name="T47">f</text:span></text:p>
            </table:table-cell>
            <table:table-cell table:style-name="Table34.B2" office:value-type="string">
              <text:p text:style-name="P99">fractional seconds</text:p>
            </table:table-cell>
            <table:table-cell table:style-name="Table34.C2" office:value-type="string">
              <text:p text:style-name="Preformatted_20_Text">SS.SSS</text:p>
            </table:table-cell>
          </table:table-row>
          <table:table-row>
            <table:table-cell table:style-name="Table34.A2" office:value-type="string">
              <text:p text:style-name="P102">%H</text:p>
            </table:table-cell>
            <table:table-cell table:style-name="Table34.B3" office:value-type="string">
              <text:p text:style-name="P99">hour</text:p>
            </table:table-cell>
            <table:table-cell table:style-name="Table34.C2" office:value-type="string">
              <text:p text:style-name="Preformatted_20_Text">00-24</text:p>
            </table:table-cell>
          </table:table-row>
          <table:table-row>
            <table:table-cell table:style-name="Table34.A2" office:value-type="string">
              <text:p text:style-name="P102">%j</text:p>
            </table:table-cell>
            <table:table-cell table:style-name="Table34.B4" office:value-type="string">
              <text:p text:style-name="P99">day of year</text:p>
            </table:table-cell>
            <table:table-cell table:style-name="Table34.C2" office:value-type="string">
              <text:p text:style-name="Preformatted_20_Text">001-366</text:p>
            </table:table-cell>
          </table:table-row>
          <table:table-row>
            <table:table-cell table:style-name="Table34.A2" office:value-type="string">
              <text:p text:style-name="P102">%J</text:p>
            </table:table-cell>
            <table:table-cell table:style-name="Table34.B5" office:value-type="string">
              <text:p text:style-name="P99">Julian day number</text:p>
            </table:table-cell>
            <table:table-cell table:style-name="Table34.C2" office:value-type="string">
              <text:p text:style-name="Preformatted_20_Text"/>
            </table:table-cell>
          </table:table-row>
          <table:table-row>
            <table:table-cell table:style-name="Table34.A2" office:value-type="string">
              <text:p text:style-name="P102">%m</text:p>
            </table:table-cell>
            <table:table-cell table:style-name="Table34.B6" office:value-type="string">
              <text:p text:style-name="P99">month</text:p>
            </table:table-cell>
            <table:table-cell table:style-name="Table34.C2" office:value-type="string">
              <text:p text:style-name="Preformatted_20_Text">01-12</text:p>
            </table:table-cell>
          </table:table-row>
          <table:table-row>
            <table:table-cell table:style-name="Table34.A2" office:value-type="string">
              <text:p text:style-name="P102">%M</text:p>
            </table:table-cell>
            <table:table-cell table:style-name="Table34.B7" office:value-type="string">
              <text:p text:style-name="P99">minute</text:p>
            </table:table-cell>
            <table:table-cell table:style-name="Table34.C2" office:value-type="string">
              <text:p text:style-name="Preformatted_20_Text">00-59</text:p>
            </table:table-cell>
          </table:table-row>
          <table:table-row>
            <table:table-cell table:style-name="Table34.A2" office:value-type="string">
              <text:p text:style-name="P102">%s</text:p>
            </table:table-cell>
            <table:table-cell table:style-name="Table34.B8" office:value-type="string">
              <text:p text:style-name="P99">seconds </text:p>
            </table:table-cell>
            <table:table-cell table:style-name="Table34.C2" office:value-type="string">
              <text:p text:style-name="Preformatted_20_Text">since 1970-01-01</text:p>
            </table:table-cell>
          </table:table-row>
          <table:table-row>
            <table:table-cell table:style-name="Table34.A2" office:value-type="string">
              <text:p text:style-name="P102">%S</text:p>
            </table:table-cell>
            <table:table-cell table:style-name="Table34.B9" office:value-type="string">
              <text:p text:style-name="P99">seconds </text:p>
            </table:table-cell>
            <table:table-cell table:style-name="Table34.C2" office:value-type="string">
              <text:p text:style-name="Preformatted_20_Text">00-59</text:p>
            </table:table-cell>
          </table:table-row>
          <table:table-row>
            <table:table-cell table:style-name="Table34.A2" office:value-type="string">
              <text:p text:style-name="P102">%w</text:p>
            </table:table-cell>
            <table:table-cell table:style-name="Table34.B10" office:value-type="string">
              <text:p text:style-name="P99">day of week </text:p>
            </table:table-cell>
            <table:table-cell table:style-name="Table34.C2" office:value-type="string">
              <text:p text:style-name="Preformatted_20_Text">0-6 <text:span text:style-name="T48">with Sunday==</text:span><text:span text:style-name="T13">0</text:span></text:p>
            </table:table-cell>
          </table:table-row>
          <table:table-row>
            <table:table-cell table:style-name="Table34.A2" office:value-type="string">
              <text:p text:style-name="P102">%W</text:p>
            </table:table-cell>
            <table:table-cell table:style-name="Table34.B11" office:value-type="string">
              <text:p text:style-name="P99"><text:span text:style-name="T47">w</text:span>eek of year</text:p>
            </table:table-cell>
            <table:table-cell table:style-name="Table34.C2" office:value-type="string">
              <text:p text:style-name="Preformatted_20_Text">00-53</text:p>
            </table:table-cell>
          </table:table-row>
          <table:table-row>
            <table:table-cell table:style-name="Table34.A2" office:value-type="string">
              <text:p text:style-name="P102">%Y</text:p>
            </table:table-cell>
            <table:table-cell table:style-name="Table34.B12" office:value-type="string">
              <text:p text:style-name="P99">year</text:p>
            </table:table-cell>
            <table:table-cell table:style-name="Table34.C2" office:value-type="string">
              <text:p text:style-name="Preformatted_20_Text">0000-9999</text:p>
            </table:table-cell>
          </table:table-row>
          <table:table-row>
            <table:table-cell table:style-name="Table34.A2" office:value-type="string">
              <text:p text:style-name="P102">%%</text:p>
            </table:table-cell>
            <table:table-cell table:style-name="Table34.B13" office:value-type="string">
              <text:p text:style-name="P98">%</text:p>
            </table:table-cell>
            <table:table-cell table:style-name="Table34.C2" office:value-type="string">
              <text:p text:style-name="Preformatted_20_Text"/>
            </table:table-cell>
          </table:table-row>
        </table:table>
        <text:p text:style-name="Text_20_body"/>
        <table:table table:name="Table35" table:style-name="Table35">
          <table:table-column table:style-name="Table35.A"/>
          <table:table-row>
            <table:table-cell table:style-name="Table35.A1" office:value-type="string">
              <text:p text:style-name="P106">my_date = "Fri, Sep 15 2017"</text:p>
              <text:p text:style-name="P103">Flight.find_by_sql [ "SELECT * </text:p>
              <text:p text:style-name="P103"><text:span text:style-name="T49"><text:s text:c="2"/></text:span>FROM flights </text:p>
              <text:p text:style-name="P103"><text:span text:style-name="T49"><text:s text:c="2"/></text:span>WHERE </text:p>
              <text:p text:style-name="P103"><text:span text:style-name="T49"><text:s text:c="4"/></text:span><text:span text:style-name="T17">strftime</text:span>('%d %m %Y', date) = ?",</text:p>
              <text:p text:style-name="P103"><text:span text:style-name="T49"><text:s text:c="2"/></text:span>Time.parse(my_date).strftime</text:p>
              <text:p text:style-name="P104">('%d %m %Y')<text:span text:style-name="T49">]</text:span></text:p>
            </table:table-cell>
          </table:table-row>
        </table:table>
        <text:p text:style-name="Text_20_body"/>
        <text:h text:style-name="P79" text:outline-level="1"><text:bookmark-start text:name="__RefHeading___Toc14403_703006447"/>inside ruby<text:bookmark-end text:name="__RefHeading___Toc14403_70300644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reformatted_20_Text">require 'rubygems'</text:p>
              <text:p text:style-name="P14">require 'sqlite3'</text:p>
              <text:p text:style-name="Preformatted_20_Text">$db = SQLite3::Database.new("dbfile")</text:p>
              <text:p text:style-name="Preformatted_20_Text">$db.results_as_hash = true <text:s text:c="2"/><text:span text:style-name="T39">#global var</text:span></text:p>
            </table:table-cell>
          </table:table-row>
          <table:table-row>
            <table:table-cell table:style-name="Table23.A2" office:value-type="string">
              <text:p text:style-name="P29">def <text:span text:style-name="T17">create_table</text:span></text:p>
              <text:p text:style-name="P29"><text:s text:c="2"/>puts "Creating people table"</text:p>
              <text:p text:style-name="P29"><text:s text:c="2"/>$db<text:span text:style-name="T17">.execute</text:span> %q{</text:p>
              <text:p text:style-name="P29"><text:s text:c="4"/><text:span text:style-name="T17">CREATE TABLE </text:span>people (</text:p>
              <text:p text:style-name="P29"><text:s text:c="4"/>id integer primary key,</text:p>
              <text:p text:style-name="P29"><text:s text:c="4"/>name varchar(50),</text:p>
              <text:p text:style-name="P29"><text:s text:c="4"/>job varchar(50),</text:p>
              <text:p text:style-name="P29"><text:s text:c="4"/>gender varchar(6),</text:p>
              <text:p text:style-name="P29"><text:s text:c="4"/>age integer)</text:p>
              <text:p text:style-name="P29"><text:s text:c="2"/>}</text:p>
              <text:p text:style-name="P29">end</text:p>
            </table:table-cell>
          </table:table-row>
          <table:table-row>
            <table:table-cell table:style-name="Table23.A2" office:value-type="string">
              <text:p text:style-name="P30">def <text:span text:style-name="T17">add_person</text:span></text:p>
              <text:p text:style-name="P30"><text:s text:c="2"/>puts "Enter name:"</text:p>
              <text:p text:style-name="P30"><text:s text:c="2"/>name <text:tab/> = gets.chomp</text:p>
              <text:p text:style-name="P30"><text:s text:c="2"/>puts "Enter job:"</text:p>
              <text:p text:style-name="P30"><text:s text:c="2"/>job <text:tab/> = gets.chomp</text:p>
              <text:p text:style-name="P30"><text:s text:c="2"/>puts "Enter gender:"</text:p>
              <text:p text:style-name="P30"><text:s text:c="2"/>gender = gets.chomp</text:p>
              <text:p text:style-name="P30"><text:s text:c="2"/>puts "Enter age:"</text:p>
              <text:p text:style-name="P30"><text:s text:c="2"/>age <text:tab/> = gets.chomp</text:p>
              <text:p text:style-name="P30"><text:s text:c="2"/>$db<text:span text:style-name="T17">.execute</text:span>("<text:span text:style-name="T17">INSERT INTO</text:span> people <text:s/></text:p>
              <text:p text:style-name="P30"><text:s text:c="2"/>(name, job, gender, age) <text:span text:style-name="T17">VALUES</text:span> </text:p>
              <text:p text:style-name="P30"><text:s text:c="2"/>(<text:span text:style-name="T17">?</text:span>, <text:span text:style-name="T17">?</text:span>, <text:span text:style-name="T17">?</text:span>, <text:span text:style-name="T17">?</text:span>)",name,job,gender,age)</text:p>
              <text:p text:style-name="P30">end</text:p>
            </table:table-cell>
          </table:table-row>
        </table:table>
        <text:p text:style-name="Standard">Ruby performs an automatic substitution from the other parameters passed to execute</text:p>
        <text:p text:style-name="Standard">into the <text:span text:style-name="T17">? placeholders</text:span>.</text:p>
        <text:p text:style-name="Standard">The reason is that if you interpolated the user’s input directly into the SQL, the user might type some SQL that could break your query.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reformatted_20_Text">def <text:span text:style-name="T17">find_person</text:span></text:p>
              <text:p text:style-name="Preformatted_20_Text"><text:s text:c="2"/>puts "Enter name or ID"</text:p>
              <text:p text:style-name="Preformatted_20_Text"><text:s text:c="2"/>id = gets.chomp</text:p>
              <text:p text:style-name="P31"><text:s text:c="2"/>person = $db.<text:span text:style-name="T17">execute</text:span>("<text:span text:style-name="T17">SELECT</text:span> * FROM </text:p>
              <text:p text:style-name="P31"><text:s text:c="5"/>people <text:span text:style-name="T17">WHERE</text:span> name = ? OR id = ?", </text:p>
              <text:p text:style-name="P31"><text:s text:c="5"/>id, id.to_i).first</text:p>
              <text:p text:style-name="Preformatted_20_Text"><text:s text:c="2"/>unless person</text:p>
              <text:p text:style-name="Preformatted_20_Text"><text:s text:c="4"/>puts "No result found"</text:p>
              <text:p text:style-name="Preformatted_20_Text"><text:s text:c="4"/>return</text:p>
              <text:p text:style-name="Preformatted_20_Text"><text:s text:c="2"/>end</text:p>
              <text:p text:style-name="Preformatted_20_Text"><text:s text:c="2"/>puts %Q{Name: #{person['name']}</text:p>
              <text:p text:style-name="Preformatted_20_Text"><text:tab/> <text:s text:c="4"/>Job: #{person['job']}</text:p>
              <text:p text:style-name="Preformatted_20_Text"><text:tab/> <text:s/>Gender: #{person['gender']}</text:p>
              <text:p text:style-name="Preformatted_20_Text"><text:s text:c="11"/>Age: #{person['age']}}</text:p>
              <text:p text:style-name="Preformatted_20_Text">end</text:p>
            </table:table-cell>
          </table:table-row>
        </table:table>
        <text:p text:style-name="P100"><text:span text:style-name="T40">The </text:span><text:span text:style-name="T14">$db.execute</text:span><text:span text:style-name="T40"> line cleverly checks both the name and id columns at the same time.</text:span></text:p>
        <text:h text:style-name="P84" text:outline-level="2"><text:span text:style-name="T51">#</text:span>find_by_sql</text:h>
        <table:table table:name="Table36" table:style-name="Table36">
          <table:table-column table:style-name="Table36.A"/>
          <table:table-row>
            <table:table-cell table:style-name="Table36.A1" office:value-type="string">
              <text:p text:style-name="P107">my_date = "Fri, Sep 15 2017"</text:p>
              <text:p text:style-name="P108">Flight.find_by_sql [ "SELECT * </text:p>
              <text:p text:style-name="P108"><text:span text:style-name="T49"><text:s text:c="2"/></text:span>FROM flights </text:p>
              <text:p text:style-name="P108"><text:span text:style-name="T49"><text:s text:c="2"/></text:span>WHERE </text:p>
              <text:p text:style-name="P108"><text:span text:style-name="T49"><text:s text:c="4"/></text:span><text:span text:style-name="T17">strftime</text:span>('%d %m %Y', date) = ?</text:p>
              <text:p text:style-name="P108"><text:span text:style-name="T50"><text:s text:c="2"/>AND departure_airport = ?</text:span></text:p>
              <text:p text:style-name="P108"><text:span text:style-name="T50"><text:s text:c="2"/>AND arrival_airport = ?</text:span>",</text:p>
              <text:p text:style-name="P108"><text:span text:style-name="T49"><text:s text:c="2"/></text:span>Time.parse(my_date).strftime</text:p>
              <text:p text:style-name="P105">('%d %m %Y')<text:span text:style-name="T50">,</text:span></text:p>
              <text:p text:style-name="P109"><text:span text:style-name="T50"><text:s text:c="2"/>'1', '2']</text:span></text:p>
            </table:table-cell>
          </table:table-row>
        </table:table>
        <text:p text:style-name="Text_20_body"/>
        <text:p text:style-name="P76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3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2840d90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8pt" fo:font-weight="normal" style:font-weight-asian="normal" style:font-weight-complex="normal"/>
    </style:style>
    <style:style style:name="MT4" style:family="text">
      <style:text-properties style:font-name="Liberation Mono" fo:font-size="8pt" fo:font-weight="normal" officeooo:rsid="00d1b31b" style:font-weight-asian="normal" style:font-weight-complex="normal"/>
    </style:style>
    <style:style style:name="MT5" style:family="text">
      <style:text-properties style:font-name="Liberation Mono" fo:font-size="8pt" fo:font-weight="normal" officeooo:rsid="02a2f946" style:font-weight-asian="normal" style:font-weight-complex="normal"/>
    </style:style>
    <style:style style:name="MT6" style:family="text">
      <style:text-properties style:font-name="Liberation Mono" fo:font-size="8pt" fo:font-weight="normal" officeooo:rsid="02840d90" style:font-weight-asian="normal" style:font-weight-complex="normal"/>
    </style:style>
    <style:style style:name="MT7" style:family="text">
      <style:text-properties style:font-name="Liberation Mono" fo:font-size="8pt" style:text-underline-style="none" fo:font-weight="normal" officeooo:rsid="03236a14" style:font-weight-asian="normal" style:font-weight-complex="normal"/>
    </style:style>
    <style:style style:name="MT8" style:family="text">
      <style:text-properties style:font-name="Liberation Mono" fo:font-size="8pt" style:text-underline-style="none" fo:font-weight="normal" officeooo:rsid="032ac898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style style:name="MT10" style:family="text">
      <style:text-properties style:font-name="Liberation Mono" fo:font-size="8pt" fo:font-weight="normal" officeooo:rsid="031ca7af" style:font-weight-asian="normal" style:font-weight-complex="normal"/>
    </style:style>
    <style:style style:name="MT11" style:family="text">
      <style:text-properties style:font-name="Liberation Mono" fo:font-weight="normal" style:font-weight-asian="normal" style:font-weight-complex="norm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fo:border="none" fo:padding="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fo:border="0.51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0.06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QL</text:span> Glossary<text:span text:style-name="MT2"> <text:s text:c="2"/><text:tab/><text:tab/><text:tab/></text:span><text:span text:style-name="MT3">v</text:span><text:span text:style-name="MT4">0.</text:span><text:span text:style-name="MT5">1</text:span><text:span text:style-name="MT6">.</text:span><text:span text:style-name="MT7">9</text:span><text:span text:style-name="MT8">1</text:span><text:span text:style-name="MT9">(print</text:span><text:span text:style-name="MT10">1</text:span><text:span text:style-name="MT9">)</text:span><text:span text:style-name="MT2"><text:tab/></text:span><text:span text:style-name="MT11"><text:page-number text:select-page="current">8</text:page-number></text:span><text:span text:style-name="MT11">/</text:span><text:span text:style-name="MT11"><text:page-count>8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9-13T11:46:02.712476633</dc:date>
    <meta:editing-duration>P34DT1H43M24S</meta:editing-duration>
    <meta:editing-cycles>737</meta:editing-cycles>
    <meta:generator>LibreOffice/5.4.1.2$Linux_X86_64 LibreOffice_project/40m0$Build-2</meta:generator>
    <meta:document-statistic meta:table-count="36" meta:image-count="0" meta:object-count="0" meta:page-count="8" meta:paragraph-count="430" meta:word-count="1855" meta:character-count="11225" meta:non-whitespace-character-count="9500"/>
  </office:meta>
</office:document-meta>
</file>